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3pt" svg:x="2134.89pt" svg:y="48.16pt">
            <loext:p draw:notify-on-update-of-ranges="Sheet1.D5:Sheet1.D35 Sheet1.E4:Sheet1.E4 Sheet1.E5:Sheet1.E35 Sheet1.F4:Sheet1.F4 Sheet1.F5:Sheet1.F35 Sheet1.G4:Sheet1.G4 Sheet1.G5:Sheet1.G35 Sheet1.H4:Sheet1.H4 Sheet1.H5:Sheet1.H35 Sheet1.I4:Sheet1.I4 Sheet1.I5:Sheet1.I35 Sheet1.J4:Sheet1.J4 Sheet1.J5:Sheet1.J35 Sheet1.K4:Sheet1.K4 Sheet1.K5:Sheet1.K35 Sheet1.L4:Sheet1.L4 Sheet1.L5:Sheet1.L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97pt" svg:height="255.23pt" svg:x="2607.65pt" svg:y="45.18pt">
            <loext:p draw:notify-on-update-of-ranges="Sheet1.N5:Sheet1.N35 Sheet1.O4:Sheet1.O4 Sheet1.O5:Sheet1.O35 Sheet1.P4:Sheet1.P4 Sheet1.P5:Sheet1.P35 Sheet1.Q4:Sheet1.Q4 Sheet1.Q5:Sheet1.Q35 Sheet1.R4:Sheet1.R4 Sheet1.R5:Sheet1.R35 Sheet1.S4:Sheet1.S4 Sheet1.S5:Sheet1.S35 Sheet1.T4:Sheet1.T4 Sheet1.T5:Sheet1.T35 Sheet1.U4:Sheet1.U4 Sheet1.U5:Sheet1.U35 Sheet1.V4:Sheet1.V4 Sheet1.V5:Sheet1.V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97pt" svg:height="255.23pt" svg:x="3097.45pt" svg:y="48.93pt">
            <loext:p draw:notify-on-update-of-ranges="Sheet1.X5:Sheet1.X35 Sheet1.Y4:Sheet1.Y4 Sheet1.Y5:Sheet1.Y35 Sheet1.Z4:Sheet1.Z4 Sheet1.Z5:Sheet1.Z35 Sheet1.AA4:Sheet1.AA4 Sheet1.AA5:Sheet1.AA35 Sheet1.AB4:Sheet1.AB4 Sheet1.AB5:Sheet1.AB35 Sheet1.AC4:Sheet1.AC4 Sheet1.AC5:Sheet1.AC35 Sheet1.AD4:Sheet1.AD4 Sheet1.AD5:Sheet1.AD35 Sheet1.AE4:Sheet1.AE4 Sheet1.AE5:Sheet1.AE35 Sheet1.AF4:Sheet1.AF4 Sheet1.AF5:Sheet1.AF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AEA</text:p>
          </table:table-cell>
          <table:table-cell/>
          <table:table-cell office:value-type="string" calcext:value-type="string">
            <text:p>Train Loss</text:p>
          </table:table-cell>
          <table:table-cell table:number-columns-repeated="8" office:value-type="float" office:value="22938" calcext:value-type="float">
            <text:p>22938</text:p>
          </table:table-cell>
          <table:table-cell/>
          <table:table-cell office:value-type="string" calcext:value-type="string">
            <text:p>Train Accuracy</text:p>
          </table:table-cell>
          <table:table-cell table:number-columns-repeated="8" office:value-type="float" office:value="22938" calcext:value-type="float">
            <text:p>22938</text:p>
          </table:table-cell>
          <table:table-cell/>
          <table:table-cell office:value-type="string" calcext:value-type="string">
            <text:p>Test Accuracy</text:p>
          </table:table-cell>
          <table:table-cell table:number-columns-repeated="8" office:value-type="float" office:value="22938" calcext:value-type="float">
            <text:p>22938</text:p>
          </table:table-cell>
        </table:table-row>
        <table:table-row table:style-name="ro1">
          <table:table-cell office:value-type="string" calcext:value-type="string">
            <text:p>Step Size: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  <table:table-cell/>
          <table:table-cell office:value-type="string" calcext:value-type="string">
            <text:p>Block Siz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rain #samples:</text:p>
          </table:table-cell>
          <table:table-cell office:value-type="float" office:value="22938" calcext:value-type="float">
            <text:p>22938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#Bloc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st #samples:</text:p>
          </table:table-cell>
          <table:table-cell office:value-type="float" office:value="9830" calcext:value-type="float">
            <text:p>9830</text:p>
          </table:table-cell>
          <table:table-cell/>
          <table:table-cell table:style-name="ce1" office:value-type="string" calcext:value-type="string">
            <text:p>Epochs</text:p>
          </table:table-cell>
          <table:table-cell table:style-name="ce1" table:formula="of:=100*([.E2]*[.E3])/[.E1]" office:value-type="float" office:value="0.00435957799285029" calcext:value-type="float">
            <text:p>0.004359578</text:p>
          </table:table-cell>
          <table:table-cell table:style-name="ce1" table:formula="of:=100*([.F2]*[.F3])/[.F1]" office:value-type="float" office:value="0.279012991542419" calcext:value-type="float">
            <text:p>0.2790129915</text:p>
          </table:table-cell>
          <table:table-cell table:style-name="ce1" table:formula="of:=100*([.G2]*[.G3])/[.G1]" office:value-type="float" office:value="0.558025983084837" calcext:value-type="float">
            <text:p>0.5580259831</text:p>
          </table:table-cell>
          <table:table-cell table:style-name="ce1" table:formula="of:=100*([.H2]*[.H3])/[.H1]" office:value-type="float" office:value="1.11605196616967" calcext:value-type="float">
            <text:p>1.1160519662</text:p>
          </table:table-cell>
          <table:table-cell table:style-name="ce1" table:formula="of:=100*([.I2]*[.I3])/[.I1]" office:value-type="float" office:value="2.23210393233935" calcext:value-type="float">
            <text:p>2.2321039323</text:p>
          </table:table-cell>
          <table:table-cell table:style-name="ce1" table:formula="of:=100*([.J2]*[.J3])/[.J1]" office:value-type="float" office:value="4.4642078646787" calcext:value-type="float">
            <text:p>4.4642078647</text:p>
          </table:table-cell>
          <table:table-cell table:style-name="ce1" table:formula="of:=100*([.K2]*[.K3])/[.K1]" office:value-type="float" office:value="8.9284157293574" calcext:value-type="float">
            <text:p>8.9284157294</text:p>
          </table:table-cell>
          <table:table-cell table:style-name="ce1" table:formula="of:=100*([.L2]*[.L3])/[.L1]" office:value-type="float" office:value="17.8568314587148" calcext:value-type="float">
            <text:p>17.856831458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O2]*[.O3])/[.O1]" office:value-type="float" office:value="0.00435957799285029" calcext:value-type="float">
            <text:p>0.004359578</text:p>
          </table:table-cell>
          <table:table-cell table:style-name="ce1" table:formula="of:=100*([.P2]*[.P3])/[.P1]" office:value-type="float" office:value="0.279012991542419" calcext:value-type="float">
            <text:p>0.2790129915</text:p>
          </table:table-cell>
          <table:table-cell table:style-name="ce1" table:formula="of:=100*([.Q2]*[.Q3])/[.Q1]" office:value-type="float" office:value="0.558025983084837" calcext:value-type="float">
            <text:p>0.5580259831</text:p>
          </table:table-cell>
          <table:table-cell table:style-name="ce1" table:formula="of:=100*([.R2]*[.R3])/[.R1]" office:value-type="float" office:value="1.11605196616967" calcext:value-type="float">
            <text:p>1.1160519662</text:p>
          </table:table-cell>
          <table:table-cell table:style-name="ce1" table:formula="of:=100*([.S2]*[.S3])/[.S1]" office:value-type="float" office:value="2.23210393233935" calcext:value-type="float">
            <text:p>2.2321039323</text:p>
          </table:table-cell>
          <table:table-cell table:style-name="ce1" table:formula="of:=100*([.T2]*[.T3])/[.T1]" office:value-type="float" office:value="4.4642078646787" calcext:value-type="float">
            <text:p>4.4642078647</text:p>
          </table:table-cell>
          <table:table-cell table:style-name="ce1" table:formula="of:=100*([.U2]*[.U3])/[.U1]" office:value-type="float" office:value="8.9284157293574" calcext:value-type="float">
            <text:p>8.9284157294</text:p>
          </table:table-cell>
          <table:table-cell table:style-name="ce1" table:formula="of:=100*([.V2]*[.V3])/[.V1]" office:value-type="float" office:value="17.8568314587148" calcext:value-type="float">
            <text:p>17.8568314587</text:p>
          </table:table-cell>
          <table:table-cell table:style-name="ce1"/>
          <table:table-cell table:style-name="ce1" office:value-type="string" calcext:value-type="string">
            <text:p>Epochs</text:p>
          </table:table-cell>
          <table:table-cell table:style-name="ce1" table:formula="of:=100*([.Y2]*[.Y3])/[.Y1]" office:value-type="float" office:value="0.00435957799285029" calcext:value-type="float">
            <text:p>0.004359578</text:p>
          </table:table-cell>
          <table:table-cell table:style-name="ce1" table:formula="of:=100*([.Z2]*[.Z3])/[.Z1]" office:value-type="float" office:value="0.279012991542419" calcext:value-type="float">
            <text:p>0.2790129915</text:p>
          </table:table-cell>
          <table:table-cell table:style-name="ce1" table:formula="of:=100*([.AA2]*[.AA3])/[.AA1]" office:value-type="float" office:value="0.558025983084837" calcext:value-type="float">
            <text:p>0.5580259831</text:p>
          </table:table-cell>
          <table:table-cell table:style-name="ce1" table:formula="of:=100*([.AB2]*[.AB3])/[.AB1]" office:value-type="float" office:value="1.11605196616967" calcext:value-type="float">
            <text:p>1.1160519662</text:p>
          </table:table-cell>
          <table:table-cell table:style-name="ce1" table:formula="of:=100*([.AC2]*[.AC3])/[.AC1]" office:value-type="float" office:value="2.23210393233935" calcext:value-type="float">
            <text:p>2.2321039323</text:p>
          </table:table-cell>
          <table:table-cell table:style-name="ce1" table:formula="of:=100*([.AD2]*[.AD3])/[.AD1]" office:value-type="float" office:value="4.4642078646787" calcext:value-type="float">
            <text:p>4.4642078647</text:p>
          </table:table-cell>
          <table:table-cell table:style-name="ce1" table:formula="of:=100*([.AE2]*[.AE3])/[.AE1]" office:value-type="float" office:value="8.9284157293574" calcext:value-type="float">
            <text:p>8.9284157294</text:p>
          </table:table-cell>
          <table:table-cell table:style-name="ce1" table:formula="of:=100*([.AF2]*[.AF3])/[.AF1]" office:value-type="float" office:value="17.8568314587148" calcext:value-type="float">
            <text:p>17.8568314587</text:p>
          </table:table-cell>
        </table:table-row>
        <table:table-row table:style-name="ro1">
          <table:table-cell office:value-type="string" calcext:value-type="string">
            <text:p>Total #samples:</text:p>
          </table:table-cell>
          <table:table-cell table:formula="of:=[.B3]+[.B4]" office:value-type="float" office:value="32768" calcext:value-type="float">
            <text:p>3276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.693299" calcext:value-type="float">
            <text:p>0.693299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53302" calcext:value-type="float">
            <text:p>0.153302</text:p>
          </table:table-cell>
          <table:table-cell office:value-type="float" office:value="0.14779" calcext:value-type="float">
            <text:p>0.14779</text:p>
          </table:table-cell>
          <table:table-cell office:value-type="float" office:value="0.149544" calcext:value-type="float">
            <text:p>0.149544</text:p>
          </table:table-cell>
          <table:table-cell office:value-type="float" office:value="0.150306" calcext:value-type="float">
            <text:p>0.150306</text:p>
          </table:table-cell>
          <table:table-cell office:value-type="float" office:value="0.143756" calcext:value-type="float">
            <text:p>0.143756</text:p>
          </table:table-cell>
          <table:table-cell office:value-type="float" office:value="0.14386" calcext:value-type="float">
            <text:p>0.14386</text:p>
          </table:table-cell>
          <table:table-cell office:value-type="float" office:value="0.143599" calcext:value-type="float">
            <text:p>0.143599</text:p>
          </table:table-cell>
          <table:table-cell office:value-type="float" office:value="0.144848" calcext:value-type="float">
            <text:p>0.1448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49385" calcext:value-type="float">
            <text:p>0.949385</text:p>
          </table:table-cell>
          <table:table-cell office:value-type="float" office:value="0.950301" calcext:value-type="float">
            <text:p>0.950301</text:p>
          </table:table-cell>
          <table:table-cell office:value-type="float" office:value="0.950126" calcext:value-type="float">
            <text:p>0.950126</text:p>
          </table:table-cell>
          <table:table-cell office:value-type="float" office:value="0.950039" calcext:value-type="float">
            <text:p>0.950039</text:p>
          </table:table-cell>
          <table:table-cell office:value-type="float" office:value="0.95235" calcext:value-type="float">
            <text:p>0.95235</text:p>
          </table:table-cell>
          <table:table-cell office:value-type="float" office:value="0.952437" calcext:value-type="float">
            <text:p>0.952437</text:p>
          </table:table-cell>
          <table:table-cell office:value-type="float" office:value="0.952306" calcext:value-type="float">
            <text:p>0.952306</text:p>
          </table:table-cell>
          <table:table-cell office:value-type="float" office:value="0.951522" calcext:value-type="float">
            <text:p>0.9515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47406" calcext:value-type="float">
            <text:p>0.947406</text:p>
          </table:table-cell>
          <table:table-cell office:value-type="float" office:value="0.948423" calcext:value-type="float">
            <text:p>0.948423</text:p>
          </table:table-cell>
          <table:table-cell office:value-type="float" office:value="0.947406" calcext:value-type="float">
            <text:p>0.947406</text:p>
          </table:table-cell>
          <table:table-cell office:value-type="float" office:value="0.947304" calcext:value-type="float">
            <text:p>0.947304</text:p>
          </table:table-cell>
          <table:table-cell table:number-columns-repeated="3" office:value-type="float" office:value="0.950865" calcext:value-type="float">
            <text:p>0.950865</text:p>
          </table:table-cell>
          <table:table-cell office:value-type="float" office:value="0.951068" calcext:value-type="float">
            <text:p>0.95106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140597" calcext:value-type="float">
            <text:p>0.140597</text:p>
          </table:table-cell>
          <table:table-cell office:value-type="float" office:value="0.174134" calcext:value-type="float">
            <text:p>0.174134</text:p>
          </table:table-cell>
          <table:table-cell office:value-type="float" office:value="0.172888" calcext:value-type="float">
            <text:p>0.172888</text:p>
          </table:table-cell>
          <table:table-cell office:value-type="float" office:value="0.169993" calcext:value-type="float">
            <text:p>0.169993</text:p>
          </table:table-cell>
          <table:table-cell office:value-type="float" office:value="0.150047" calcext:value-type="float">
            <text:p>0.150047</text:p>
          </table:table-cell>
          <table:table-cell office:value-type="float" office:value="0.149836" calcext:value-type="float">
            <text:p>0.149836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0.14008" calcext:value-type="float">
            <text:p>0.140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3135" calcext:value-type="float">
            <text:p>0.953135</text:p>
          </table:table-cell>
          <table:table-cell office:value-type="float" office:value="0.947511" calcext:value-type="float">
            <text:p>0.947511</text:p>
          </table:table-cell>
          <table:table-cell office:value-type="float" office:value="0.947598" calcext:value-type="float">
            <text:p>0.947598</text:p>
          </table:table-cell>
          <table:table-cell office:value-type="float" office:value="0.94799" calcext:value-type="float">
            <text:p>0.94799</text:p>
          </table:table-cell>
          <table:table-cell table:number-columns-repeated="2" office:value-type="float" office:value="0.950562" calcext:value-type="float">
            <text:p>0.950562</text:p>
          </table:table-cell>
          <table:table-cell office:value-type="float" office:value="0.95065" calcext:value-type="float">
            <text:p>0.95065</text:p>
          </table:table-cell>
          <table:table-cell office:value-type="float" office:value="0.952175" calcext:value-type="float">
            <text:p>0.952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44557" calcext:value-type="float">
            <text:p>0.944557</text:p>
          </table:table-cell>
          <table:table-cell office:value-type="float" office:value="0.944863" calcext:value-type="float">
            <text:p>0.944863</text:p>
          </table:table-cell>
          <table:table-cell office:value-type="float" office:value="0.944761" calcext:value-type="float">
            <text:p>0.944761</text:p>
          </table:table-cell>
          <table:table-cell office:value-type="float" office:value="0.948627" calcext:value-type="float">
            <text:p>0.948627</text:p>
          </table:table-cell>
          <table:table-cell office:value-type="float" office:value="0.948525" calcext:value-type="float">
            <text:p>0.948525</text:p>
          </table:table-cell>
          <table:table-cell office:value-type="float" office:value="0.948728" calcext:value-type="float">
            <text:p>0.948728</text:p>
          </table:table-cell>
          <table:table-cell office:value-type="float" office:value="0.950763" calcext:value-type="float">
            <text:p>0.95076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37643" calcext:value-type="float">
            <text:p>0.137643</text:p>
          </table:table-cell>
          <table:table-cell office:value-type="float" office:value="0.14669" calcext:value-type="float">
            <text:p>0.14669</text:p>
          </table:table-cell>
          <table:table-cell office:value-type="float" office:value="0.151878" calcext:value-type="float">
            <text:p>0.151878</text:p>
          </table:table-cell>
          <table:table-cell office:value-type="float" office:value="0.149223" calcext:value-type="float">
            <text:p>0.149223</text:p>
          </table:table-cell>
          <table:table-cell office:value-type="float" office:value="0.146701" calcext:value-type="float">
            <text:p>0.146701</text:p>
          </table:table-cell>
          <table:table-cell office:value-type="float" office:value="0.145997" calcext:value-type="float">
            <text:p>0.145997</text:p>
          </table:table-cell>
          <table:table-cell office:value-type="float" office:value="0.145864" calcext:value-type="float">
            <text:p>0.145864</text:p>
          </table:table-cell>
          <table:table-cell office:value-type="float" office:value="0.137794" calcext:value-type="float">
            <text:p>0.1377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344" calcext:value-type="float">
            <text:p>0.95344</text:p>
          </table:table-cell>
          <table:table-cell office:value-type="float" office:value="0.951391" calcext:value-type="float">
            <text:p>0.951391</text:p>
          </table:table-cell>
          <table:table-cell office:value-type="float" office:value="0.949734" calcext:value-type="float">
            <text:p>0.949734</text:p>
          </table:table-cell>
          <table:table-cell office:value-type="float" office:value="0.950301" calcext:value-type="float">
            <text:p>0.950301</text:p>
          </table:table-cell>
          <table:table-cell office:value-type="float" office:value="0.951347" calcext:value-type="float">
            <text:p>0.951347</text:p>
          </table:table-cell>
          <table:table-cell office:value-type="float" office:value="0.951522" calcext:value-type="float">
            <text:p>0.951522</text:p>
          </table:table-cell>
          <table:table-cell office:value-type="float" office:value="0.951434" calcext:value-type="float">
            <text:p>0.951434</text:p>
          </table:table-cell>
          <table:table-cell office:value-type="float" office:value="0.953265" calcext:value-type="float">
            <text:p>0.9532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51679" calcext:value-type="float">
            <text:p>0.951679</text:p>
          </table:table-cell>
          <table:table-cell office:value-type="float" office:value="0.948932" calcext:value-type="float">
            <text:p>0.948932</text:p>
          </table:table-cell>
          <table:table-cell office:value-type="float" office:value="0.948118" calcext:value-type="float">
            <text:p>0.948118</text:p>
          </table:table-cell>
          <table:table-cell office:value-type="float" office:value="0.948627" calcext:value-type="float">
            <text:p>0.948627</text:p>
          </table:table-cell>
          <table:table-cell office:value-type="float" office:value="0.948525" calcext:value-type="float">
            <text:p>0.948525</text:p>
          </table:table-cell>
          <table:table-cell office:value-type="float" office:value="0.94883" calcext:value-type="float">
            <text:p>0.94883</text:p>
          </table:table-cell>
          <table:table-cell office:value-type="float" office:value="0.949135" calcext:value-type="float">
            <text:p>0.949135</text:p>
          </table:table-cell>
          <table:table-cell office:value-type="float" office:value="0.951373" calcext:value-type="float">
            <text:p>0.95137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14065" calcext:value-type="float">
            <text:p>0.14065</text:p>
          </table:table-cell>
          <table:table-cell office:value-type="float" office:value="0.141822" calcext:value-type="float">
            <text:p>0.141822</text:p>
          </table:table-cell>
          <table:table-cell office:value-type="float" office:value="0.138678" calcext:value-type="float">
            <text:p>0.138678</text:p>
          </table:table-cell>
          <table:table-cell office:value-type="float" office:value="0.138513" calcext:value-type="float">
            <text:p>0.138513</text:p>
          </table:table-cell>
          <table:table-cell office:value-type="float" office:value="0.137496" calcext:value-type="float">
            <text:p>0.137496</text:p>
          </table:table-cell>
          <table:table-cell office:value-type="float" office:value="0.13766" calcext:value-type="float">
            <text:p>0.13766</text:p>
          </table:table-cell>
          <table:table-cell office:value-type="float" office:value="0.13748" calcext:value-type="float">
            <text:p>0.13748</text:p>
          </table:table-cell>
          <table:table-cell office:value-type="float" office:value="0.136558" calcext:value-type="float">
            <text:p>0.1365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52132" calcext:value-type="float">
            <text:p>0.952132</text:p>
          </table:table-cell>
          <table:table-cell office:value-type="float" office:value="0.954966" calcext:value-type="float">
            <text:p>0.954966</text:p>
          </table:table-cell>
          <table:table-cell office:value-type="float" office:value="0.954878" calcext:value-type="float">
            <text:p>0.954878</text:p>
          </table:table-cell>
          <table:table-cell office:value-type="float" office:value="0.954748" calcext:value-type="float">
            <text:p>0.954748</text:p>
          </table:table-cell>
          <table:table-cell office:value-type="float" office:value="0.95235" calcext:value-type="float">
            <text:p>0.95235</text:p>
          </table:table-cell>
          <table:table-cell office:value-type="float" office:value="0.952393" calcext:value-type="float">
            <text:p>0.952393</text:p>
          </table:table-cell>
          <table:table-cell office:value-type="float" office:value="0.952742" calcext:value-type="float">
            <text:p>0.952742</text:p>
          </table:table-cell>
          <table:table-cell office:value-type="float" office:value="0.953222" calcext:value-type="float">
            <text:p>0.9532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49542" calcext:value-type="float">
            <text:p>0.949542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5178" calcext:value-type="float">
            <text:p>0.95178</text:p>
          </table:table-cell>
          <table:table-cell office:value-type="float" office:value="0.951679" calcext:value-type="float">
            <text:p>0.951679</text:p>
          </table:table-cell>
          <table:table-cell office:value-type="float" office:value="0.950458" calcext:value-type="float">
            <text:p>0.950458</text:p>
          </table:table-cell>
          <table:table-cell office:value-type="float" office:value="0.950559" calcext:value-type="float">
            <text:p>0.950559</text:p>
          </table:table-cell>
          <table:table-cell office:value-type="float" office:value="0.950763" calcext:value-type="float">
            <text:p>0.950763</text:p>
          </table:table-cell>
          <table:table-cell office:value-type="float" office:value="0.951882" calcext:value-type="float">
            <text:p>0.95188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36635" calcext:value-type="float">
            <text:p>0.136635</text:p>
          </table:table-cell>
          <table:table-cell office:value-type="float" office:value="0.135769" calcext:value-type="float">
            <text:p>0.135769</text:p>
          </table:table-cell>
          <table:table-cell office:value-type="float" office:value="0.135833" calcext:value-type="float">
            <text:p>0.135833</text:p>
          </table:table-cell>
          <table:table-cell office:value-type="float" office:value="0.137035" calcext:value-type="float">
            <text:p>0.137035</text:p>
          </table:table-cell>
          <table:table-cell office:value-type="float" office:value="0.135679" calcext:value-type="float">
            <text:p>0.135679</text:p>
          </table:table-cell>
          <table:table-cell office:value-type="float" office:value="0.135659" calcext:value-type="float">
            <text:p>0.135659</text:p>
          </table:table-cell>
          <table:table-cell office:value-type="float" office:value="0.135726" calcext:value-type="float">
            <text:p>0.135726</text:p>
          </table:table-cell>
          <table:table-cell office:value-type="float" office:value="0.137739" calcext:value-type="float">
            <text:p>0.1377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55271" calcext:value-type="float">
            <text:p>0.955271</text:p>
          </table:table-cell>
          <table:table-cell office:value-type="float" office:value="0.953745" calcext:value-type="float">
            <text:p>0.953745</text:p>
          </table:table-cell>
          <table:table-cell office:value-type="float" office:value="0.95344" calcext:value-type="float">
            <text:p>0.95344</text:p>
          </table:table-cell>
          <table:table-cell office:value-type="float" office:value="0.953004" calcext:value-type="float">
            <text:p>0.953004</text:p>
          </table:table-cell>
          <table:table-cell table:number-columns-repeated="2" office:value-type="float" office:value="0.954617" calcext:value-type="float">
            <text:p>0.954617</text:p>
          </table:table-cell>
          <table:table-cell office:value-type="float" office:value="0.954704" calcext:value-type="float">
            <text:p>0.954704</text:p>
          </table:table-cell>
          <table:table-cell office:value-type="float" office:value="0.952393" calcext:value-type="float">
            <text:p>0.95239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951679" calcext:value-type="float">
            <text:p>0.951679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5178" calcext:value-type="float">
            <text:p>0.95178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50356" calcext:value-type="float">
            <text:p>0.95035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135281" calcext:value-type="float">
            <text:p>0.135281</text:p>
          </table:table-cell>
          <table:table-cell office:value-type="float" office:value="0.140297" calcext:value-type="float">
            <text:p>0.140297</text:p>
          </table:table-cell>
          <table:table-cell office:value-type="float" office:value="0.137776" calcext:value-type="float">
            <text:p>0.137776</text:p>
          </table:table-cell>
          <table:table-cell office:value-type="float" office:value="0.13973" calcext:value-type="float">
            <text:p>0.13973</text:p>
          </table:table-cell>
          <table:table-cell office:value-type="float" office:value="0.139847" calcext:value-type="float">
            <text:p>0.139847</text:p>
          </table:table-cell>
          <table:table-cell office:value-type="float" office:value="0.140053" calcext:value-type="float">
            <text:p>0.140053</text:p>
          </table:table-cell>
          <table:table-cell office:value-type="float" office:value="0.139924" calcext:value-type="float">
            <text:p>0.139924</text:p>
          </table:table-cell>
          <table:table-cell office:value-type="float" office:value="0.152325" calcext:value-type="float">
            <text:p>0.1523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4573" calcext:value-type="float">
            <text:p>0.954573</text:p>
          </table:table-cell>
          <table:table-cell office:value-type="float" office:value="0.955227" calcext:value-type="float">
            <text:p>0.955227</text:p>
          </table:table-cell>
          <table:table-cell office:value-type="float" office:value="0.955096" calcext:value-type="float">
            <text:p>0.955096</text:p>
          </table:table-cell>
          <table:table-cell office:value-type="float" office:value="0.955271" calcext:value-type="float">
            <text:p>0.955271</text:p>
          </table:table-cell>
          <table:table-cell table:number-columns-repeated="2" office:value-type="float" office:value="0.955358" calcext:value-type="float">
            <text:p>0.955358</text:p>
          </table:table-cell>
          <table:table-cell office:value-type="float" office:value="0.955402" calcext:value-type="float">
            <text:p>0.955402</text:p>
          </table:table-cell>
          <table:table-cell office:value-type="float" office:value="0.954791" calcext:value-type="float">
            <text:p>0.9547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52289" calcext:value-type="float">
            <text:p>0.952289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52798" calcext:value-type="float">
            <text:p>0.952798</text:p>
          </table:table-cell>
          <table:table-cell office:value-type="float" office:value="0.952289" calcext:value-type="float">
            <text:p>0.952289</text:p>
          </table:table-cell>
          <table:table-cell table:number-columns-repeated="2" office:value-type="float" office:value="0.952492" calcext:value-type="float">
            <text:p>0.952492</text:p>
          </table:table-cell>
          <table:table-cell office:value-type="float" office:value="0.95178" calcext:value-type="float">
            <text:p>0.9517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139843" calcext:value-type="float">
            <text:p>0.139843</text:p>
          </table:table-cell>
          <table:table-cell office:value-type="float" office:value="0.136412" calcext:value-type="float">
            <text:p>0.136412</text:p>
          </table:table-cell>
          <table:table-cell office:value-type="float" office:value="0.135007" calcext:value-type="float">
            <text:p>0.135007</text:p>
          </table:table-cell>
          <table:table-cell office:value-type="float" office:value="0.135021" calcext:value-type="float">
            <text:p>0.135021</text:p>
          </table:table-cell>
          <table:table-cell office:value-type="float" office:value="0.135075" calcext:value-type="float">
            <text:p>0.135075</text:p>
          </table:table-cell>
          <table:table-cell office:value-type="float" office:value="0.135104" calcext:value-type="float">
            <text:p>0.135104</text:p>
          </table:table-cell>
          <table:table-cell office:value-type="float" office:value="0.134947" calcext:value-type="float">
            <text:p>0.134947</text:p>
          </table:table-cell>
          <table:table-cell office:value-type="float" office:value="0.135527" calcext:value-type="float">
            <text:p>0.1355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51609" calcext:value-type="float">
            <text:p>0.951609</text:p>
          </table:table-cell>
          <table:table-cell office:value-type="float" office:value="0.953265" calcext:value-type="float">
            <text:p>0.953265</text:p>
          </table:table-cell>
          <table:table-cell office:value-type="float" office:value="0.95405" calcext:value-type="float">
            <text:p>0.95405</text:p>
          </table:table-cell>
          <table:table-cell office:value-type="float" office:value="0.953963" calcext:value-type="float">
            <text:p>0.953963</text:p>
          </table:table-cell>
          <table:table-cell office:value-type="float" office:value="0.954224" calcext:value-type="float">
            <text:p>0.954224</text:p>
          </table:table-cell>
          <table:table-cell office:value-type="float" office:value="0.954094" calcext:value-type="float">
            <text:p>0.954094</text:p>
          </table:table-cell>
          <table:table-cell office:value-type="float" office:value="0.953876" calcext:value-type="float">
            <text:p>0.953876</text:p>
          </table:table-cell>
          <table:table-cell office:value-type="float" office:value="0.95357" calcext:value-type="float">
            <text:p>0.953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49339" calcext:value-type="float">
            <text:p>0.949339</text:p>
          </table:table-cell>
          <table:table-cell office:value-type="float" office:value="0.950661" calcext:value-type="float">
            <text:p>0.950661</text:p>
          </table:table-cell>
          <table:table-cell office:value-type="float" office:value="0.950865" calcext:value-type="float">
            <text:p>0.950865</text:p>
          </table:table-cell>
          <table:table-cell office:value-type="float" office:value="0.950966" calcext:value-type="float">
            <text:p>0.950966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5117" calcext:value-type="float">
            <text:p>0.95117</text:p>
          </table:table-cell>
          <table:table-cell table:number-columns-repeated="2" office:value-type="float" office:value="0.951272" calcext:value-type="float">
            <text:p>0.95127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35809" calcext:value-type="float">
            <text:p>0.135809</text:p>
          </table:table-cell>
          <table:table-cell office:value-type="float" office:value="0.134384" calcext:value-type="float">
            <text:p>0.134384</text:p>
          </table:table-cell>
          <table:table-cell office:value-type="float" office:value="0.134643" calcext:value-type="float">
            <text:p>0.134643</text:p>
          </table:table-cell>
          <table:table-cell office:value-type="float" office:value="0.134382" calcext:value-type="float">
            <text:p>0.134382</text:p>
          </table:table-cell>
          <table:table-cell office:value-type="float" office:value="0.134771" calcext:value-type="float">
            <text:p>0.134771</text:p>
          </table:table-cell>
          <table:table-cell office:value-type="float" office:value="0.13486" calcext:value-type="float">
            <text:p>0.13486</text:p>
          </table:table-cell>
          <table:table-cell office:value-type="float" office:value="0.134748" calcext:value-type="float">
            <text:p>0.134748</text:p>
          </table:table-cell>
          <table:table-cell office:value-type="float" office:value="0.134308" calcext:value-type="float">
            <text:p>0.1343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5009" calcext:value-type="float">
            <text:p>0.955009</text:p>
          </table:table-cell>
          <table:table-cell office:value-type="float" office:value="0.954268" calcext:value-type="float">
            <text:p>0.954268</text:p>
          </table:table-cell>
          <table:table-cell office:value-type="float" office:value="0.954137" calcext:value-type="float">
            <text:p>0.954137</text:p>
          </table:table-cell>
          <table:table-cell office:value-type="float" office:value="0.954442" calcext:value-type="float">
            <text:p>0.954442</text:p>
          </table:table-cell>
          <table:table-cell office:value-type="float" office:value="0.953919" calcext:value-type="float">
            <text:p>0.953919</text:p>
          </table:table-cell>
          <table:table-cell office:value-type="float" office:value="0.953963" calcext:value-type="float">
            <text:p>0.953963</text:p>
          </table:table-cell>
          <table:table-cell office:value-type="float" office:value="0.953832" calcext:value-type="float">
            <text:p>0.953832</text:p>
          </table:table-cell>
          <table:table-cell office:value-type="float" office:value="0.954486" calcext:value-type="float">
            <text:p>0.9544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50966" calcext:value-type="float">
            <text:p>0.950966</text:p>
          </table:table-cell>
          <table:table-cell office:value-type="float" office:value="0.951373" calcext:value-type="float">
            <text:p>0.951373</text:p>
          </table:table-cell>
          <table:table-cell office:value-type="float" office:value="0.950966" calcext:value-type="float">
            <text:p>0.950966</text:p>
          </table:table-cell>
          <table:table-cell office:value-type="float" office:value="0.951679" calcext:value-type="float">
            <text:p>0.951679</text:p>
          </table:table-cell>
          <table:table-cell office:value-type="float" office:value="0.95178" calcext:value-type="float">
            <text:p>0.95178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51984" calcext:value-type="float">
            <text:p>0.95198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136492" calcext:value-type="float">
            <text:p>0.136492</text:p>
          </table:table-cell>
          <table:table-cell office:value-type="float" office:value="0.134323" calcext:value-type="float">
            <text:p>0.134323</text:p>
          </table:table-cell>
          <table:table-cell office:value-type="float" office:value="0.13483" calcext:value-type="float">
            <text:p>0.13483</text:p>
          </table:table-cell>
          <table:table-cell office:value-type="float" office:value="0.134503" calcext:value-type="float">
            <text:p>0.134503</text:p>
          </table:table-cell>
          <table:table-cell office:value-type="float" office:value="0.134943" calcext:value-type="float">
            <text:p>0.134943</text:p>
          </table:table-cell>
          <table:table-cell office:value-type="float" office:value="0.134844" calcext:value-type="float">
            <text:p>0.134844</text:p>
          </table:table-cell>
          <table:table-cell office:value-type="float" office:value="0.134901" calcext:value-type="float">
            <text:p>0.134901</text:p>
          </table:table-cell>
          <table:table-cell office:value-type="float" office:value="0.137594" calcext:value-type="float">
            <text:p>0.1375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53178" calcext:value-type="float">
            <text:p>0.953178</text:p>
          </table:table-cell>
          <table:table-cell office:value-type="float" office:value="0.955445" calcext:value-type="float">
            <text:p>0.955445</text:p>
          </table:table-cell>
          <table:table-cell office:value-type="float" office:value="0.955358" calcext:value-type="float">
            <text:p>0.955358</text:p>
          </table:table-cell>
          <table:table-cell office:value-type="float" office:value="0.955314" calcext:value-type="float">
            <text:p>0.955314</text:p>
          </table:table-cell>
          <table:table-cell office:value-type="float" office:value="0.953353" calcext:value-type="float">
            <text:p>0.953353</text:p>
          </table:table-cell>
          <table:table-cell office:value-type="float" office:value="0.953483" calcext:value-type="float">
            <text:p>0.953483</text:p>
          </table:table-cell>
          <table:table-cell office:value-type="float" office:value="0.953353" calcext:value-type="float">
            <text:p>0.953353</text:p>
          </table:table-cell>
          <table:table-cell office:value-type="float" office:value="0.952699" calcext:value-type="float">
            <text:p>0.9526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50661" calcext:value-type="float">
            <text:p>0.950661</text:p>
          </table:table-cell>
          <table:table-cell table:number-columns-repeated="2" office:value-type="float" office:value="0.952492" calcext:value-type="float">
            <text:p>0.952492</text:p>
          </table:table-cell>
          <table:table-cell office:value-type="float" office:value="0.952696" calcext:value-type="float">
            <text:p>0.952696</text:p>
          </table:table-cell>
          <table:table-cell table:number-columns-repeated="2" office:value-type="float" office:value="0.951068" calcext:value-type="float">
            <text:p>0.951068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49746" calcext:value-type="float">
            <text:p>0.94974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135623" calcext:value-type="float">
            <text:p>0.135623</text:p>
          </table:table-cell>
          <table:table-cell office:value-type="float" office:value="0.136696" calcext:value-type="float">
            <text:p>0.136696</text:p>
          </table:table-cell>
          <table:table-cell office:value-type="float" office:value="0.136163" calcext:value-type="float">
            <text:p>0.136163</text:p>
          </table:table-cell>
          <table:table-cell office:value-type="float" office:value="0.134588" calcext:value-type="float">
            <text:p>0.134588</text:p>
          </table:table-cell>
          <table:table-cell office:value-type="float" office:value="0.134167" calcext:value-type="float">
            <text:p>0.134167</text:p>
          </table:table-cell>
          <table:table-cell office:value-type="float" office:value="0.134166" calcext:value-type="float">
            <text:p>0.134166</text:p>
          </table:table-cell>
          <table:table-cell office:value-type="float" office:value="0.134288" calcext:value-type="float">
            <text:p>0.134288</text:p>
          </table:table-cell>
          <table:table-cell office:value-type="float" office:value="0.134677" calcext:value-type="float">
            <text:p>0.1346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5358" calcext:value-type="float">
            <text:p>0.955358</text:p>
          </table:table-cell>
          <table:table-cell office:value-type="float" office:value="0.953353" calcext:value-type="float">
            <text:p>0.953353</text:p>
          </table:table-cell>
          <table:table-cell office:value-type="float" office:value="0.953265" calcext:value-type="float">
            <text:p>0.953265</text:p>
          </table:table-cell>
          <table:table-cell office:value-type="float" office:value="0.953658" calcext:value-type="float">
            <text:p>0.953658</text:p>
          </table:table-cell>
          <table:table-cell office:value-type="float" office:value="0.955489" calcext:value-type="float">
            <text:p>0.955489</text:p>
          </table:table-cell>
          <table:table-cell office:value-type="float" office:value="0.955576" calcext:value-type="float">
            <text:p>0.955576</text:p>
          </table:table-cell>
          <table:table-cell office:value-type="float" office:value="0.955271" calcext:value-type="float">
            <text:p>0.955271</text:p>
          </table:table-cell>
          <table:table-cell office:value-type="float" office:value="0.953701" calcext:value-type="float">
            <text:p>0.9537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53204" calcext:value-type="float">
            <text:p>0.953204</text:p>
          </table:table-cell>
          <table:table-cell table:number-columns-repeated="2" office:value-type="float" office:value="0.950356" calcext:value-type="float">
            <text:p>0.950356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52289" calcext:value-type="float">
            <text:p>0.952289</text:p>
          </table:table-cell>
          <table:table-cell office:value-type="float" office:value="0.952492" calcext:value-type="float">
            <text:p>0.952492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51272" calcext:value-type="float">
            <text:p>0.95127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134448" calcext:value-type="float">
            <text:p>0.134448</text:p>
          </table:table-cell>
          <table:table-cell office:value-type="float" office:value="0.133491" calcext:value-type="float">
            <text:p>0.133491</text:p>
          </table:table-cell>
          <table:table-cell office:value-type="float" office:value="0.133619" calcext:value-type="float">
            <text:p>0.133619</text:p>
          </table:table-cell>
          <table:table-cell office:value-type="float" office:value="0.133449" calcext:value-type="float">
            <text:p>0.133449</text:p>
          </table:table-cell>
          <table:table-cell office:value-type="float" office:value="0.134247" calcext:value-type="float">
            <text:p>0.134247</text:p>
          </table:table-cell>
          <table:table-cell office:value-type="float" office:value="0.134332" calcext:value-type="float">
            <text:p>0.134332</text:p>
          </table:table-cell>
          <table:table-cell office:value-type="float" office:value="0.133988" calcext:value-type="float">
            <text:p>0.133988</text:p>
          </table:table-cell>
          <table:table-cell office:value-type="float" office:value="0.145369" calcext:value-type="float">
            <text:p>0.1453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55445" calcext:value-type="float">
            <text:p>0.955445</text:p>
          </table:table-cell>
          <table:table-cell office:value-type="float" office:value="0.954835" calcext:value-type="float">
            <text:p>0.954835</text:p>
          </table:table-cell>
          <table:table-cell office:value-type="float" office:value="0.955009" calcext:value-type="float">
            <text:p>0.955009</text:p>
          </table:table-cell>
          <table:table-cell office:value-type="float" office:value="0.954878" calcext:value-type="float">
            <text:p>0.954878</text:p>
          </table:table-cell>
          <table:table-cell office:value-type="float" office:value="0.953701" calcext:value-type="float">
            <text:p>0.953701</text:p>
          </table:table-cell>
          <table:table-cell office:value-type="float" office:value="0.95357" calcext:value-type="float">
            <text:p>0.95357</text:p>
          </table:table-cell>
          <table:table-cell office:value-type="float" office:value="0.953614" calcext:value-type="float">
            <text:p>0.953614</text:p>
          </table:table-cell>
          <table:table-cell office:value-type="float" office:value="0.951216" calcext:value-type="float">
            <text:p>0.9512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52289" calcext:value-type="float">
            <text:p>0.952289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51373" calcext:value-type="float">
            <text:p>0.951373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48525" calcext:value-type="float">
            <text:p>0.94852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135736" calcext:value-type="float">
            <text:p>0.135736</text:p>
          </table:table-cell>
          <table:table-cell office:value-type="float" office:value="0.136178" calcext:value-type="float">
            <text:p>0.136178</text:p>
          </table:table-cell>
          <table:table-cell office:value-type="float" office:value="0.135694" calcext:value-type="float">
            <text:p>0.135694</text:p>
          </table:table-cell>
          <table:table-cell office:value-type="float" office:value="0.137791" calcext:value-type="float">
            <text:p>0.137791</text:p>
          </table:table-cell>
          <table:table-cell office:value-type="float" office:value="0.133232" calcext:value-type="float">
            <text:p>0.133232</text:p>
          </table:table-cell>
          <table:table-cell office:value-type="float" office:value="0.133213" calcext:value-type="float">
            <text:p>0.133213</text:p>
          </table:table-cell>
          <table:table-cell office:value-type="float" office:value="0.133306" calcext:value-type="float">
            <text:p>0.133306</text:p>
          </table:table-cell>
          <table:table-cell office:value-type="float" office:value="0.134484" calcext:value-type="float">
            <text:p>0.13448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53396" calcext:value-type="float">
            <text:p>0.953396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53178" calcext:value-type="float">
            <text:p>0.953178</text:p>
          </table:table-cell>
          <table:table-cell office:value-type="float" office:value="0.952829" calcext:value-type="float">
            <text:p>0.952829</text:p>
          </table:table-cell>
          <table:table-cell office:value-type="float" office:value="0.954966" calcext:value-type="float">
            <text:p>0.954966</text:p>
          </table:table-cell>
          <table:table-cell office:value-type="float" office:value="0.955009" calcext:value-type="float">
            <text:p>0.955009</text:p>
          </table:table-cell>
          <table:table-cell office:value-type="float" office:value="0.954922" calcext:value-type="float">
            <text:p>0.954922</text:p>
          </table:table-cell>
          <table:table-cell office:value-type="float" office:value="0.954486" calcext:value-type="float">
            <text:p>0.9544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51679" calcext:value-type="float">
            <text:p>0.951679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50865" calcext:value-type="float">
            <text:p>0.950865</text:p>
          </table:table-cell>
          <table:table-cell office:value-type="float" office:value="0.950356" calcext:value-type="float">
            <text:p>0.950356</text:p>
          </table:table-cell>
          <table:table-cell office:value-type="float" office:value="0.952899" calcext:value-type="float">
            <text:p>0.952899</text:p>
          </table:table-cell>
          <table:table-cell table:number-columns-repeated="2" office:value-type="float" office:value="0.953103" calcext:value-type="float">
            <text:p>0.953103</text:p>
          </table:table-cell>
          <table:table-cell office:value-type="float" office:value="0.951475" calcext:value-type="float">
            <text:p>0.951475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35551" calcext:value-type="float">
            <text:p>0.135551</text:p>
          </table:table-cell>
          <table:table-cell office:value-type="float" office:value="0.133208" calcext:value-type="float">
            <text:p>0.133208</text:p>
          </table:table-cell>
          <table:table-cell office:value-type="float" office:value="0.133449" calcext:value-type="float">
            <text:p>0.133449</text:p>
          </table:table-cell>
          <table:table-cell office:value-type="float" office:value="0.133593" calcext:value-type="float">
            <text:p>0.133593</text:p>
          </table:table-cell>
          <table:table-cell office:value-type="float" office:value="0.138356" calcext:value-type="float">
            <text:p>0.138356</text:p>
          </table:table-cell>
          <table:table-cell office:value-type="float" office:value="0.138474" calcext:value-type="float">
            <text:p>0.138474</text:p>
          </table:table-cell>
          <table:table-cell office:value-type="float" office:value="0.138174" calcext:value-type="float">
            <text:p>0.138174</text:p>
          </table:table-cell>
          <table:table-cell office:value-type="float" office:value="0.138419" calcext:value-type="float">
            <text:p>0.1384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54442" calcext:value-type="float">
            <text:p>0.954442</text:p>
          </table:table-cell>
          <table:table-cell office:value-type="float" office:value="0.954791" calcext:value-type="float">
            <text:p>0.954791</text:p>
          </table:table-cell>
          <table:table-cell office:value-type="float" office:value="0.954268" calcext:value-type="float">
            <text:p>0.954268</text:p>
          </table:table-cell>
          <table:table-cell office:value-type="float" office:value="0.954224" calcext:value-type="float">
            <text:p>0.954224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52917" calcext:value-type="float">
            <text:p>0.952917</text:p>
          </table:table-cell>
          <table:table-cell office:value-type="float" office:value="0.952873" calcext:value-type="float">
            <text:p>0.952873</text:p>
          </table:table-cell>
          <table:table-cell office:value-type="float" office:value="0.955358" calcext:value-type="float">
            <text:p>0.9553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5178" calcext:value-type="float">
            <text:p>0.95178</text:p>
          </table:table-cell>
          <table:table-cell office:value-type="float" office:value="0.952289" calcext:value-type="float">
            <text:p>0.952289</text:p>
          </table:table-cell>
          <table:table-cell office:value-type="float" office:value="0.951577" calcext:value-type="float">
            <text:p>0.951577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49949" calcext:value-type="float">
            <text:p>0.949949</text:p>
          </table:table-cell>
          <table:table-cell office:value-type="float" office:value="0.949542" calcext:value-type="float">
            <text:p>0.949542</text:p>
          </table:table-cell>
          <table:table-cell office:value-type="float" office:value="0.950254" calcext:value-type="float">
            <text:p>0.950254</text:p>
          </table:table-cell>
          <table:table-cell office:value-type="float" office:value="0.953103" calcext:value-type="float">
            <text:p>0.95310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133028" calcext:value-type="float">
            <text:p>0.133028</text:p>
          </table:table-cell>
          <table:table-cell office:value-type="float" office:value="0.133173" calcext:value-type="float">
            <text:p>0.133173</text:p>
          </table:table-cell>
          <table:table-cell office:value-type="float" office:value="0.132891" calcext:value-type="float">
            <text:p>0.132891</text:p>
          </table:table-cell>
          <table:table-cell office:value-type="float" office:value="0.132827" calcext:value-type="float">
            <text:p>0.132827</text:p>
          </table:table-cell>
          <table:table-cell office:value-type="float" office:value="0.134386" calcext:value-type="float">
            <text:p>0.134386</text:p>
          </table:table-cell>
          <table:table-cell office:value-type="float" office:value="0.134364" calcext:value-type="float">
            <text:p>0.134364</text:p>
          </table:table-cell>
          <table:table-cell office:value-type="float" office:value="0.13447" calcext:value-type="float">
            <text:p>0.13447</text:p>
          </table:table-cell>
          <table:table-cell office:value-type="float" office:value="0.135603" calcext:value-type="float">
            <text:p>0.1356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55445" calcext:value-type="float">
            <text:p>0.955445</text:p>
          </table:table-cell>
          <table:table-cell office:value-type="float" office:value="0.954573" calcext:value-type="float">
            <text:p>0.954573</text:p>
          </table:table-cell>
          <table:table-cell office:value-type="float" office:value="0.95514" calcext:value-type="float">
            <text:p>0.95514</text:p>
          </table:table-cell>
          <table:table-cell office:value-type="float" office:value="0.955402" calcext:value-type="float">
            <text:p>0.955402</text:p>
          </table:table-cell>
          <table:table-cell office:value-type="float" office:value="0.953919" calcext:value-type="float">
            <text:p>0.953919</text:p>
          </table:table-cell>
          <table:table-cell office:value-type="float" office:value="0.95405" calcext:value-type="float">
            <text:p>0.95405</text:p>
          </table:table-cell>
          <table:table-cell office:value-type="float" office:value="0.953919" calcext:value-type="float">
            <text:p>0.953919</text:p>
          </table:table-cell>
          <table:table-cell office:value-type="float" office:value="0.953396" calcext:value-type="float">
            <text:p>0.9533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52085" calcext:value-type="float">
            <text:p>0.952085</text:p>
          </table:table-cell>
          <table:table-cell office:value-type="float" office:value="0.95178" calcext:value-type="float">
            <text:p>0.95178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51272" calcext:value-type="float">
            <text:p>0.951272</text:p>
          </table:table-cell>
          <table:table-cell table:number-columns-repeated="2" office:value-type="float" office:value="0.951068" calcext:value-type="float">
            <text:p>0.951068</text:p>
          </table:table-cell>
          <table:table-cell office:value-type="float" office:value="0.950865" calcext:value-type="float">
            <text:p>0.950865</text:p>
          </table:table-cell>
          <table:table-cell office:value-type="float" office:value="0.951068" calcext:value-type="float">
            <text:p>0.95106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132801" calcext:value-type="float">
            <text:p>0.132801</text:p>
          </table:table-cell>
          <table:table-cell office:value-type="float" office:value="0.137667" calcext:value-type="float">
            <text:p>0.137667</text:p>
          </table:table-cell>
          <table:table-cell office:value-type="float" office:value="0.137396" calcext:value-type="float">
            <text:p>0.137396</text:p>
          </table:table-cell>
          <table:table-cell office:value-type="float" office:value="0.134674" calcext:value-type="float">
            <text:p>0.134674</text:p>
          </table:table-cell>
          <table:table-cell office:value-type="float" office:value="0.132787" calcext:value-type="float">
            <text:p>0.132787</text:p>
          </table:table-cell>
          <table:table-cell office:value-type="float" office:value="0.132882" calcext:value-type="float">
            <text:p>0.132882</text:p>
          </table:table-cell>
          <table:table-cell office:value-type="float" office:value="0.132863" calcext:value-type="float">
            <text:p>0.132863</text:p>
          </table:table-cell>
          <table:table-cell office:value-type="float" office:value="0.132831" calcext:value-type="float">
            <text:p>0.1328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55314" calcext:value-type="float">
            <text:p>0.955314</text:p>
          </table:table-cell>
          <table:table-cell office:value-type="float" office:value="0.952873" calcext:value-type="float">
            <text:p>0.952873</text:p>
          </table:table-cell>
          <table:table-cell office:value-type="float" office:value="0.953004" calcext:value-type="float">
            <text:p>0.953004</text:p>
          </table:table-cell>
          <table:table-cell office:value-type="float" office:value="0.95405" calcext:value-type="float">
            <text:p>0.95405</text:p>
          </table:table-cell>
          <table:table-cell office:value-type="float" office:value="0.955489" calcext:value-type="float">
            <text:p>0.955489</text:p>
          </table:table-cell>
          <table:table-cell office:value-type="float" office:value="0.955663" calcext:value-type="float">
            <text:p>0.955663</text:p>
          </table:table-cell>
          <table:table-cell office:value-type="float" office:value="0.95562" calcext:value-type="float">
            <text:p>0.95562</text:p>
          </table:table-cell>
          <table:table-cell office:value-type="float" office:value="0.955489" calcext:value-type="float">
            <text:p>0.9554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51984" calcext:value-type="float">
            <text:p>0.951984</text:p>
          </table:table-cell>
          <table:table-cell office:value-type="float" office:value="0.950763" calcext:value-type="float">
            <text:p>0.950763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52187" calcext:value-type="float">
            <text:p>0.952187</text:p>
          </table:table-cell>
          <table:table-cell table:number-columns-repeated="2" office:value-type="float" office:value="0.952289" calcext:value-type="float">
            <text:p>0.952289</text:p>
          </table:table-cell>
          <table:table-cell office:value-type="float" office:value="0.952187" calcext:value-type="float">
            <text:p>0.952187</text:p>
          </table:table-cell>
          <table:table-cell office:value-type="float" office:value="0.952391" calcext:value-type="float">
            <text:p>0.95239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132971" calcext:value-type="float">
            <text:p>0.132971</text:p>
          </table:table-cell>
          <table:table-cell office:value-type="float" office:value="0.136312" calcext:value-type="float">
            <text:p>0.136312</text:p>
          </table:table-cell>
          <table:table-cell office:value-type="float" office:value="0.138069" calcext:value-type="float">
            <text:p>0.138069</text:p>
          </table:table-cell>
          <table:table-cell office:value-type="float" office:value="0.137994" calcext:value-type="float">
            <text:p>0.137994</text:p>
          </table:table-cell>
          <table:table-cell office:value-type="float" office:value="0.134438" calcext:value-type="float">
            <text:p>0.134438</text:p>
          </table:table-cell>
          <table:table-cell office:value-type="float" office:value="0.134549" calcext:value-type="float">
            <text:p>0.134549</text:p>
          </table:table-cell>
          <table:table-cell office:value-type="float" office:value="0.134465" calcext:value-type="float">
            <text:p>0.134465</text:p>
          </table:table-cell>
          <table:table-cell office:value-type="float" office:value="0.137601" calcext:value-type="float">
            <text:p>0.1376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5562" calcext:value-type="float">
            <text:p>0.95562</text:p>
          </table:table-cell>
          <table:table-cell office:value-type="float" office:value="0.953701" calcext:value-type="float">
            <text:p>0.953701</text:p>
          </table:table-cell>
          <table:table-cell office:value-type="float" office:value="0.952699" calcext:value-type="float">
            <text:p>0.952699</text:p>
          </table:table-cell>
          <table:table-cell office:value-type="float" office:value="0.953265" calcext:value-type="float">
            <text:p>0.953265</text:p>
          </table:table-cell>
          <table:table-cell office:value-type="float" office:value="0.954181" calcext:value-type="float">
            <text:p>0.954181</text:p>
          </table:table-cell>
          <table:table-cell office:value-type="float" office:value="0.954224" calcext:value-type="float">
            <text:p>0.954224</text:p>
          </table:table-cell>
          <table:table-cell office:value-type="float" office:value="0.954312" calcext:value-type="float">
            <text:p>0.954312</text:p>
          </table:table-cell>
          <table:table-cell office:value-type="float" office:value="0.955925" calcext:value-type="float">
            <text:p>0.95592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52798" calcext:value-type="float">
            <text:p>0.952798</text:p>
          </table:table-cell>
          <table:table-cell office:value-type="float" office:value="0.950254" calcext:value-type="float">
            <text:p>0.950254</text:p>
          </table:table-cell>
          <table:table-cell office:value-type="float" office:value="0.949746" calcext:value-type="float">
            <text:p>0.949746</text:p>
          </table:table-cell>
          <table:table-cell office:value-type="float" office:value="0.949847" calcext:value-type="float">
            <text:p>0.949847</text:p>
          </table:table-cell>
          <table:table-cell table:number-columns-repeated="2" office:value-type="float" office:value="0.951679" calcext:value-type="float">
            <text:p>0.951679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53103" calcext:value-type="float">
            <text:p>0.95310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139082" calcext:value-type="float">
            <text:p>0.139082</text:p>
          </table:table-cell>
          <table:table-cell office:value-type="float" office:value="0.134773" calcext:value-type="float">
            <text:p>0.134773</text:p>
          </table:table-cell>
          <table:table-cell office:value-type="float" office:value="0.137584" calcext:value-type="float">
            <text:p>0.137584</text:p>
          </table:table-cell>
          <table:table-cell office:value-type="float" office:value="0.14005" calcext:value-type="float">
            <text:p>0.14005</text:p>
          </table:table-cell>
          <table:table-cell office:value-type="float" office:value="0.132907" calcext:value-type="float">
            <text:p>0.132907</text:p>
          </table:table-cell>
          <table:table-cell office:value-type="float" office:value="0.132852" calcext:value-type="float">
            <text:p>0.132852</text:p>
          </table:table-cell>
          <table:table-cell office:value-type="float" office:value="0.133073" calcext:value-type="float">
            <text:p>0.133073</text:p>
          </table:table-cell>
          <table:table-cell office:value-type="float" office:value="0.133164" calcext:value-type="float">
            <text:p>0.1331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53178" calcext:value-type="float">
            <text:p>0.953178</text:p>
          </table:table-cell>
          <table:table-cell office:value-type="float" office:value="0.955794" calcext:value-type="float">
            <text:p>0.955794</text:p>
          </table:table-cell>
          <table:table-cell office:value-type="float" office:value="0.955358" calcext:value-type="float">
            <text:p>0.955358</text:p>
          </table:table-cell>
          <table:table-cell office:value-type="float" office:value="0.954442" calcext:value-type="float">
            <text:p>0.954442</text:p>
          </table:table-cell>
          <table:table-cell table:number-columns-repeated="3" office:value-type="float" office:value="0.955663" calcext:value-type="float">
            <text:p>0.955663</text:p>
          </table:table-cell>
          <table:table-cell office:value-type="float" office:value="0.954878" calcext:value-type="float">
            <text:p>0.9548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50254" calcext:value-type="float">
            <text:p>0.950254</text:p>
          </table:table-cell>
          <table:table-cell office:value-type="float" office:value="0.953001" calcext:value-type="float">
            <text:p>0.953001</text:p>
          </table:table-cell>
          <table:table-cell office:value-type="float" office:value="0.953306" calcext:value-type="float">
            <text:p>0.953306</text:p>
          </table:table-cell>
          <table:table-cell table:number-columns-repeated="3" office:value-type="float" office:value="0.952391" calcext:value-type="float">
            <text:p>0.952391</text:p>
          </table:table-cell>
          <table:table-cell office:value-type="float" office:value="0.952085" calcext:value-type="float">
            <text:p>0.952085</text:p>
          </table:table-cell>
          <table:table-cell office:value-type="float" office:value="0.952798" calcext:value-type="float">
            <text:p>0.95279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133021" calcext:value-type="float">
            <text:p>0.133021</text:p>
          </table:table-cell>
          <table:table-cell office:value-type="float" office:value="0.139186" calcext:value-type="float">
            <text:p>0.139186</text:p>
          </table:table-cell>
          <table:table-cell office:value-type="float" office:value="0.136088" calcext:value-type="float">
            <text:p>0.136088</text:p>
          </table:table-cell>
          <table:table-cell office:value-type="float" office:value="0.135476" calcext:value-type="float">
            <text:p>0.135476</text:p>
          </table:table-cell>
          <table:table-cell office:value-type="float" office:value="0.13804" calcext:value-type="float">
            <text:p>0.13804</text:p>
          </table:table-cell>
          <table:table-cell office:value-type="float" office:value="0.138199" calcext:value-type="float">
            <text:p>0.138199</text:p>
          </table:table-cell>
          <table:table-cell office:value-type="float" office:value="0.138306" calcext:value-type="float">
            <text:p>0.138306</text:p>
          </table:table-cell>
          <table:table-cell office:value-type="float" office:value="0.133135" calcext:value-type="float">
            <text:p>0.1331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54791" calcext:value-type="float">
            <text:p>0.954791</text:p>
          </table:table-cell>
          <table:table-cell office:value-type="float" office:value="0.95514" calcext:value-type="float">
            <text:p>0.95514</text:p>
          </table:table-cell>
          <table:table-cell office:value-type="float" office:value="0.955968" calcext:value-type="float">
            <text:p>0.955968</text:p>
          </table:table-cell>
          <table:table-cell office:value-type="float" office:value="0.956099" calcext:value-type="float">
            <text:p>0.956099</text:p>
          </table:table-cell>
          <table:table-cell office:value-type="float" office:value="0.955532" calcext:value-type="float">
            <text:p>0.955532</text:p>
          </table:table-cell>
          <table:table-cell office:value-type="float" office:value="0.955358" calcext:value-type="float">
            <text:p>0.955358</text:p>
          </table:table-cell>
          <table:table-cell office:value-type="float" office:value="0.955402" calcext:value-type="float">
            <text:p>0.955402</text:p>
          </table:table-cell>
          <table:table-cell office:value-type="float" office:value="0.955925" calcext:value-type="float">
            <text:p>0.9559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51373" calcext:value-type="float">
            <text:p>0.951373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53611" calcext:value-type="float">
            <text:p>0.953611</text:p>
          </table:table-cell>
          <table:table-cell office:value-type="float" office:value="0.953815" calcext:value-type="float">
            <text:p>0.953815</text:p>
          </table:table-cell>
          <table:table-cell office:value-type="float" office:value="0.952899" calcext:value-type="float">
            <text:p>0.952899</text:p>
          </table:table-cell>
          <table:table-cell office:value-type="float" office:value="0.953103" calcext:value-type="float">
            <text:p>0.953103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53103" calcext:value-type="float">
            <text:p>0.95310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35952" calcext:value-type="float">
            <text:p>0.135952</text:p>
          </table:table-cell>
          <table:table-cell office:value-type="float" office:value="0.141843" calcext:value-type="float">
            <text:p>0.141843</text:p>
          </table:table-cell>
          <table:table-cell office:value-type="float" office:value="0.137783" calcext:value-type="float">
            <text:p>0.137783</text:p>
          </table:table-cell>
          <table:table-cell office:value-type="float" office:value="0.137484" calcext:value-type="float">
            <text:p>0.137484</text:p>
          </table:table-cell>
          <table:table-cell office:value-type="float" office:value="0.13224" calcext:value-type="float">
            <text:p>0.13224</text:p>
          </table:table-cell>
          <table:table-cell office:value-type="float" office:value="0.132261" calcext:value-type="float">
            <text:p>0.132261</text:p>
          </table:table-cell>
          <table:table-cell office:value-type="float" office:value="0.132298" calcext:value-type="float">
            <text:p>0.132298</text:p>
          </table:table-cell>
          <table:table-cell office:value-type="float" office:value="0.138144" calcext:value-type="float">
            <text:p>0.1381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55837" calcext:value-type="float">
            <text:p>0.955837</text:p>
          </table:table-cell>
          <table:table-cell office:value-type="float" office:value="0.954355" calcext:value-type="float">
            <text:p>0.954355</text:p>
          </table:table-cell>
          <table:table-cell office:value-type="float" office:value="0.955358" calcext:value-type="float">
            <text:p>0.955358</text:p>
          </table:table-cell>
          <table:table-cell office:value-type="float" office:value="0.955532" calcext:value-type="float">
            <text:p>0.955532</text:p>
          </table:table-cell>
          <table:table-cell office:value-type="float" office:value="0.955794" calcext:value-type="float">
            <text:p>0.955794</text:p>
          </table:table-cell>
          <table:table-cell office:value-type="float" office:value="0.955837" calcext:value-type="float">
            <text:p>0.955837</text:p>
          </table:table-cell>
          <table:table-cell office:value-type="float" office:value="0.955707" calcext:value-type="float">
            <text:p>0.955707</text:p>
          </table:table-cell>
          <table:table-cell office:value-type="float" office:value="0.955532" calcext:value-type="float">
            <text:p>0.9555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53204" calcext:value-type="float">
            <text:p>0.953204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53306" calcext:value-type="float">
            <text:p>0.953306</text:p>
          </table:table-cell>
          <table:table-cell office:value-type="float" office:value="0.953713" calcext:value-type="float">
            <text:p>0.953713</text:p>
          </table:table-cell>
          <table:table-cell office:value-type="float" office:value="0.952798" calcext:value-type="float">
            <text:p>0.952798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52899" calcext:value-type="float">
            <text:p>0.952899</text:p>
          </table:table-cell>
          <table:table-cell office:value-type="float" office:value="0.952798" calcext:value-type="float">
            <text:p>0.95279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38004" calcext:value-type="float">
            <text:p>0.138004</text:p>
          </table:table-cell>
          <table:table-cell office:value-type="float" office:value="0.137747" calcext:value-type="float">
            <text:p>0.137747</text:p>
          </table:table-cell>
          <table:table-cell office:value-type="float" office:value="0.136387" calcext:value-type="float">
            <text:p>0.136387</text:p>
          </table:table-cell>
          <table:table-cell office:value-type="float" office:value="0.132159" calcext:value-type="float">
            <text:p>0.132159</text:p>
          </table:table-cell>
          <table:table-cell office:value-type="float" office:value="0.132341" calcext:value-type="float">
            <text:p>0.132341</text:p>
          </table:table-cell>
          <table:table-cell office:value-type="float" office:value="0.132322" calcext:value-type="float">
            <text:p>0.132322</text:p>
          </table:table-cell>
          <table:table-cell office:value-type="float" office:value="0.132086" calcext:value-type="float">
            <text:p>0.1320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6491" calcext:value-type="float">
            <text:p>0.956491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53353" calcext:value-type="float">
            <text:p>0.953353</text:p>
          </table:table-cell>
          <table:table-cell office:value-type="float" office:value="0.953396" calcext:value-type="float">
            <text:p>0.953396</text:p>
          </table:table-cell>
          <table:table-cell office:value-type="float" office:value="0.955314" calcext:value-type="float">
            <text:p>0.955314</text:p>
          </table:table-cell>
          <table:table-cell office:value-type="float" office:value="0.955532" calcext:value-type="float">
            <text:p>0.955532</text:p>
          </table:table-cell>
          <table:table-cell office:value-type="float" office:value="0.954835" calcext:value-type="float">
            <text:p>0.954835</text:p>
          </table:table-cell>
          <table:table-cell office:value-type="float" office:value="0.955576" calcext:value-type="float">
            <text:p>0.95557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53103" calcext:value-type="float">
            <text:p>0.953103</text:p>
          </table:table-cell>
          <table:table-cell office:value-type="float" office:value="0.949847" calcext:value-type="float">
            <text:p>0.949847</text:p>
          </table:table-cell>
          <table:table-cell office:value-type="float" office:value="0.950051" calcext:value-type="float">
            <text:p>0.950051</text:p>
          </table:table-cell>
          <table:table-cell office:value-type="float" office:value="0.950356" calcext:value-type="float">
            <text:p>0.950356</text:p>
          </table:table-cell>
          <table:table-cell office:value-type="float" office:value="0.951984" calcext:value-type="float">
            <text:p>0.951984</text:p>
          </table:table-cell>
          <table:table-cell table:number-columns-repeated="2" office:value-type="float" office:value="0.952085" calcext:value-type="float">
            <text:p>0.952085</text:p>
          </table:table-cell>
          <table:table-cell office:value-type="float" office:value="0.952391" calcext:value-type="float">
            <text:p>0.952391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32172" calcext:value-type="float">
            <text:p>0.132172</text:p>
          </table:table-cell>
          <table:table-cell office:value-type="float" office:value="0.142445" calcext:value-type="float">
            <text:p>0.142445</text:p>
          </table:table-cell>
          <table:table-cell office:value-type="float" office:value="0.143646" calcext:value-type="float">
            <text:p>0.143646</text:p>
          </table:table-cell>
          <table:table-cell office:value-type="float" office:value="0.141227" calcext:value-type="float">
            <text:p>0.141227</text:p>
          </table:table-cell>
          <table:table-cell office:value-type="float" office:value="0.131893" calcext:value-type="float">
            <text:p>0.131893</text:p>
          </table:table-cell>
          <table:table-cell office:value-type="float" office:value="0.13196" calcext:value-type="float">
            <text:p>0.13196</text:p>
          </table:table-cell>
          <table:table-cell office:value-type="float" office:value="0.13197" calcext:value-type="float">
            <text:p>0.13197</text:p>
          </table:table-cell>
          <table:table-cell office:value-type="float" office:value="0.132322" calcext:value-type="float">
            <text:p>0.1323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6143" calcext:value-type="float">
            <text:p>0.956143</text:p>
          </table:table-cell>
          <table:table-cell office:value-type="float" office:value="0.952306" calcext:value-type="float">
            <text:p>0.952306</text:p>
          </table:table-cell>
          <table:table-cell office:value-type="float" office:value="0.952045" calcext:value-type="float">
            <text:p>0.952045</text:p>
          </table:table-cell>
          <table:table-cell office:value-type="float" office:value="0.952524" calcext:value-type="float">
            <text:p>0.952524</text:p>
          </table:table-cell>
          <table:table-cell office:value-type="float" office:value="0.955881" calcext:value-type="float">
            <text:p>0.955881</text:p>
          </table:table-cell>
          <table:table-cell office:value-type="float" office:value="0.955968" calcext:value-type="float">
            <text:p>0.955968</text:p>
          </table:table-cell>
          <table:table-cell office:value-type="float" office:value="0.956012" calcext:value-type="float">
            <text:p>0.956012</text:p>
          </table:table-cell>
          <table:table-cell office:value-type="float" office:value="0.955227" calcext:value-type="float">
            <text:p>0.9552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53001" calcext:value-type="float">
            <text:p>0.953001</text:p>
          </table:table-cell>
          <table:table-cell office:value-type="float" office:value="0.949237" calcext:value-type="float">
            <text:p>0.949237</text:p>
          </table:table-cell>
          <table:table-cell office:value-type="float" office:value="0.949034" calcext:value-type="float">
            <text:p>0.949034</text:p>
          </table:table-cell>
          <table:table-cell office:value-type="float" office:value="0.949542" calcext:value-type="float">
            <text:p>0.949542</text:p>
          </table:table-cell>
          <table:table-cell office:value-type="float" office:value="0.952492" calcext:value-type="float">
            <text:p>0.952492</text:p>
          </table:table-cell>
          <table:table-cell table:number-columns-repeated="3" office:value-type="float" office:value="0.952391" calcext:value-type="float">
            <text:p>0.952391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34409" calcext:value-type="float">
            <text:p>0.134409</text:p>
          </table:table-cell>
          <table:table-cell office:value-type="float" office:value="0.132092" calcext:value-type="float">
            <text:p>0.132092</text:p>
          </table:table-cell>
          <table:table-cell office:value-type="float" office:value="0.132072" calcext:value-type="float">
            <text:p>0.132072</text:p>
          </table:table-cell>
          <table:table-cell office:value-type="float" office:value="0.132026" calcext:value-type="float">
            <text:p>0.132026</text:p>
          </table:table-cell>
          <table:table-cell office:value-type="float" office:value="0.137423" calcext:value-type="float">
            <text:p>0.137423</text:p>
          </table:table-cell>
          <table:table-cell office:value-type="float" office:value="0.137569" calcext:value-type="float">
            <text:p>0.137569</text:p>
          </table:table-cell>
          <table:table-cell office:value-type="float" office:value="0.137264" calcext:value-type="float">
            <text:p>0.137264</text:p>
          </table:table-cell>
          <table:table-cell office:value-type="float" office:value="0.135297" calcext:value-type="float">
            <text:p>0.1352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5968" calcext:value-type="float">
            <text:p>0.955968</text:p>
          </table:table-cell>
          <table:table-cell office:value-type="float" office:value="0.956055" calcext:value-type="float">
            <text:p>0.956055</text:p>
          </table:table-cell>
          <table:table-cell office:value-type="float" office:value="0.956143" calcext:value-type="float">
            <text:p>0.956143</text:p>
          </table:table-cell>
          <table:table-cell office:value-type="float" office:value="0.956186" calcext:value-type="float">
            <text:p>0.956186</text:p>
          </table:table-cell>
          <table:table-cell office:value-type="float" office:value="0.955707" calcext:value-type="float">
            <text:p>0.955707</text:p>
          </table:table-cell>
          <table:table-cell table:number-columns-repeated="2" office:value-type="float" office:value="0.955663" calcext:value-type="float">
            <text:p>0.955663</text:p>
          </table:table-cell>
          <table:table-cell office:value-type="float" office:value="0.95453" calcext:value-type="float">
            <text:p>0.9545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52492" calcext:value-type="float">
            <text:p>0.952492</text:p>
          </table:table-cell>
          <table:table-cell office:value-type="float" office:value="0.953204" calcext:value-type="float">
            <text:p>0.953204</text:p>
          </table:table-cell>
          <table:table-cell office:value-type="float" office:value="0.953103" calcext:value-type="float">
            <text:p>0.953103</text:p>
          </table:table-cell>
          <table:table-cell table:number-columns-repeated="2" office:value-type="float" office:value="0.953001" calcext:value-type="float">
            <text:p>0.953001</text:p>
          </table:table-cell>
          <table:table-cell office:value-type="float" office:value="0.953306" calcext:value-type="float">
            <text:p>0.953306</text:p>
          </table:table-cell>
          <table:table-cell office:value-type="float" office:value="0.951577" calcext:value-type="float">
            <text:p>0.951577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151743" calcext:value-type="float">
            <text:p>0.151743</text:p>
          </table:table-cell>
          <table:table-cell office:value-type="float" office:value="0.131881" calcext:value-type="float">
            <text:p>0.131881</text:p>
          </table:table-cell>
          <table:table-cell office:value-type="float" office:value="0.131841" calcext:value-type="float">
            <text:p>0.131841</text:p>
          </table:table-cell>
          <table:table-cell office:value-type="float" office:value="0.131913" calcext:value-type="float">
            <text:p>0.131913</text:p>
          </table:table-cell>
          <table:table-cell office:value-type="float" office:value="0.135487" calcext:value-type="float">
            <text:p>0.135487</text:p>
          </table:table-cell>
          <table:table-cell office:value-type="float" office:value="0.135363" calcext:value-type="float">
            <text:p>0.135363</text:p>
          </table:table-cell>
          <table:table-cell office:value-type="float" office:value="0.135479" calcext:value-type="float">
            <text:p>0.135479</text:p>
          </table:table-cell>
          <table:table-cell office:value-type="float" office:value="0.13278" calcext:value-type="float">
            <text:p>0.1327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52699" calcext:value-type="float">
            <text:p>0.952699</text:p>
          </table:table-cell>
          <table:table-cell office:value-type="float" office:value="0.95623" calcext:value-type="float">
            <text:p>0.95623</text:p>
          </table:table-cell>
          <table:table-cell office:value-type="float" office:value="0.956055" calcext:value-type="float">
            <text:p>0.956055</text:p>
          </table:table-cell>
          <table:table-cell office:value-type="float" office:value="0.956361" calcext:value-type="float">
            <text:p>0.956361</text:p>
          </table:table-cell>
          <table:table-cell table:number-columns-repeated="3" office:value-type="float" office:value="0.954399" calcext:value-type="float">
            <text:p>0.954399</text:p>
          </table:table-cell>
          <table:table-cell office:value-type="float" office:value="0.955314" calcext:value-type="float">
            <text:p>0.9553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49237" calcext:value-type="float">
            <text:p>0.949237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52289" calcext:value-type="float">
            <text:p>0.952289</text:p>
          </table:table-cell>
          <table:table-cell office:value-type="float" office:value="0.952899" calcext:value-type="float">
            <text:p>0.952899</text:p>
          </table:table-cell>
          <table:table-cell office:value-type="float" office:value="0.950559" calcext:value-type="float">
            <text:p>0.950559</text:p>
          </table:table-cell>
          <table:table-cell office:value-type="float" office:value="0.950458" calcext:value-type="float">
            <text:p>0.950458</text:p>
          </table:table-cell>
          <table:table-cell office:value-type="float" office:value="0.950356" calcext:value-type="float">
            <text:p>0.950356</text:p>
          </table:table-cell>
          <table:table-cell office:value-type="float" office:value="0.951679" calcext:value-type="float">
            <text:p>0.951679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134758" calcext:value-type="float">
            <text:p>0.134758</text:p>
          </table:table-cell>
          <table:table-cell office:value-type="float" office:value="0.132041" calcext:value-type="float">
            <text:p>0.132041</text:p>
          </table:table-cell>
          <table:table-cell office:value-type="float" office:value="0.131791" calcext:value-type="float">
            <text:p>0.131791</text:p>
          </table:table-cell>
          <table:table-cell office:value-type="float" office:value="0.131645" calcext:value-type="float">
            <text:p>0.131645</text:p>
          </table:table-cell>
          <table:table-cell office:value-type="float" office:value="0.132569" calcext:value-type="float">
            <text:p>0.132569</text:p>
          </table:table-cell>
          <table:table-cell office:value-type="float" office:value="0.132655" calcext:value-type="float">
            <text:p>0.132655</text:p>
          </table:table-cell>
          <table:table-cell office:value-type="float" office:value="0.132641" calcext:value-type="float">
            <text:p>0.132641</text:p>
          </table:table-cell>
          <table:table-cell office:value-type="float" office:value="0.137755" calcext:value-type="float">
            <text:p>0.1377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56273" calcext:value-type="float">
            <text:p>0.956273</text:p>
          </table:table-cell>
          <table:table-cell office:value-type="float" office:value="0.955532" calcext:value-type="float">
            <text:p>0.955532</text:p>
          </table:table-cell>
          <table:table-cell office:value-type="float" office:value="0.956448" calcext:value-type="float">
            <text:p>0.956448</text:p>
          </table:table-cell>
          <table:table-cell office:value-type="float" office:value="0.956186" calcext:value-type="float">
            <text:p>0.956186</text:p>
          </table:table-cell>
          <table:table-cell office:value-type="float" office:value="0.955053" calcext:value-type="float">
            <text:p>0.955053</text:p>
          </table:table-cell>
          <table:table-cell office:value-type="float" office:value="0.954966" calcext:value-type="float">
            <text:p>0.954966</text:p>
          </table:table-cell>
          <table:table-cell office:value-type="float" office:value="0.954835" calcext:value-type="float">
            <text:p>0.954835</text:p>
          </table:table-cell>
          <table:table-cell office:value-type="float" office:value="0.955663" calcext:value-type="float">
            <text:p>0.9556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5351" calcext:value-type="float">
            <text:p>0.95351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52594" calcext:value-type="float">
            <text:p>0.952594</text:p>
          </table:table-cell>
          <table:table-cell table:number-columns-repeated="2" office:value-type="float" office:value="0.952492" calcext:value-type="float">
            <text:p>0.952492</text:p>
          </table:table-cell>
          <table:table-cell office:value-type="float" office:value="0.952391" calcext:value-type="float">
            <text:p>0.952391</text:p>
          </table:table-cell>
          <table:table-cell office:value-type="float" office:value="0.952289" calcext:value-type="float">
            <text:p>0.952289</text:p>
          </table:table-cell>
          <table:table-cell office:value-type="float" office:value="0.952696" calcext:value-type="float">
            <text:p>0.95269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131771" calcext:value-type="float">
            <text:p>0.131771</text:p>
          </table:table-cell>
          <table:table-cell office:value-type="float" office:value="0.132325" calcext:value-type="float">
            <text:p>0.132325</text:p>
          </table:table-cell>
          <table:table-cell office:value-type="float" office:value="0.134037" calcext:value-type="float">
            <text:p>0.134037</text:p>
          </table:table-cell>
          <table:table-cell office:value-type="float" office:value="0.134445" calcext:value-type="float">
            <text:p>0.134445</text:p>
          </table:table-cell>
          <table:table-cell office:value-type="float" office:value="0.132182" calcext:value-type="float">
            <text:p>0.132182</text:p>
          </table:table-cell>
          <table:table-cell office:value-type="float" office:value="0.132167" calcext:value-type="float">
            <text:p>0.132167</text:p>
          </table:table-cell>
          <table:table-cell office:value-type="float" office:value="0.132197" calcext:value-type="float">
            <text:p>0.132197</text:p>
          </table:table-cell>
          <table:table-cell office:value-type="float" office:value="0.144934" calcext:value-type="float">
            <text:p>0.1449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56099" calcext:value-type="float">
            <text:p>0.956099</text:p>
          </table:table-cell>
          <table:table-cell office:value-type="float" office:value="0.956143" calcext:value-type="float">
            <text:p>0.956143</text:p>
          </table:table-cell>
          <table:table-cell office:value-type="float" office:value="0.95623" calcext:value-type="float">
            <text:p>0.95623</text:p>
          </table:table-cell>
          <table:table-cell office:value-type="float" office:value="0.956143" calcext:value-type="float">
            <text:p>0.956143</text:p>
          </table:table-cell>
          <table:table-cell office:value-type="float" office:value="0.955184" calcext:value-type="float">
            <text:p>0.955184</text:p>
          </table:table-cell>
          <table:table-cell office:value-type="float" office:value="0.955096" calcext:value-type="float">
            <text:p>0.955096</text:p>
          </table:table-cell>
          <table:table-cell office:value-type="float" office:value="0.955314" calcext:value-type="float">
            <text:p>0.955314</text:p>
          </table:table-cell>
          <table:table-cell office:value-type="float" office:value="0.951304" calcext:value-type="float">
            <text:p>0.9513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53001" calcext:value-type="float">
            <text:p>0.953001</text:p>
          </table:table-cell>
          <table:table-cell table:number-columns-repeated="2" office:value-type="float" office:value="0.953103" calcext:value-type="float">
            <text:p>0.953103</text:p>
          </table:table-cell>
          <table:table-cell office:value-type="float" office:value="0.953306" calcext:value-type="float">
            <text:p>0.953306</text:p>
          </table:table-cell>
          <table:table-cell office:value-type="float" office:value="0.952696" calcext:value-type="float">
            <text:p>0.952696</text:p>
          </table:table-cell>
          <table:table-cell office:value-type="float" office:value="0.952899" calcext:value-type="float">
            <text:p>0.952899</text:p>
          </table:table-cell>
          <table:table-cell office:value-type="float" office:value="0.952289" calcext:value-type="float">
            <text:p>0.952289</text:p>
          </table:table-cell>
          <table:table-cell office:value-type="float" office:value="0.949034" calcext:value-type="float">
            <text:p>0.949034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135833" calcext:value-type="float">
            <text:p>0.135833</text:p>
          </table:table-cell>
          <table:table-cell office:value-type="float" office:value="0.131835" calcext:value-type="float">
            <text:p>0.131835</text:p>
          </table:table-cell>
          <table:table-cell office:value-type="float" office:value="0.131419" calcext:value-type="float">
            <text:p>0.131419</text:p>
          </table:table-cell>
          <table:table-cell office:value-type="float" office:value="0.131457" calcext:value-type="float">
            <text:p>0.131457</text:p>
          </table:table-cell>
          <table:table-cell office:value-type="float" office:value="0.131405" calcext:value-type="float">
            <text:p>0.131405</text:p>
          </table:table-cell>
          <table:table-cell office:value-type="float" office:value="0.131415" calcext:value-type="float">
            <text:p>0.131415</text:p>
          </table:table-cell>
          <table:table-cell office:value-type="float" office:value="0.131467" calcext:value-type="float">
            <text:p>0.131467</text:p>
          </table:table-cell>
          <table:table-cell office:value-type="float" office:value="0.131532" calcext:value-type="float">
            <text:p>0.13153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55794" calcext:value-type="float">
            <text:p>0.955794</text:p>
          </table:table-cell>
          <table:table-cell office:value-type="float" office:value="0.956448" calcext:value-type="float">
            <text:p>0.956448</text:p>
          </table:table-cell>
          <table:table-cell office:value-type="float" office:value="0.956143" calcext:value-type="float">
            <text:p>0.956143</text:p>
          </table:table-cell>
          <table:table-cell office:value-type="float" office:value="0.956099" calcext:value-type="float">
            <text:p>0.956099</text:p>
          </table:table-cell>
          <table:table-cell office:value-type="float" office:value="0.956012" calcext:value-type="float">
            <text:p>0.956012</text:p>
          </table:table-cell>
          <table:table-cell office:value-type="float" office:value="0.956143" calcext:value-type="float">
            <text:p>0.956143</text:p>
          </table:table-cell>
          <table:table-cell office:value-type="float" office:value="0.956012" calcext:value-type="float">
            <text:p>0.956012</text:p>
          </table:table-cell>
          <table:table-cell office:value-type="float" office:value="0.956317" calcext:value-type="float">
            <text:p>0.9563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53204" calcext:value-type="float">
            <text:p>0.953204</text:p>
          </table:table-cell>
          <table:table-cell office:value-type="float" office:value="0.952899" calcext:value-type="float">
            <text:p>0.952899</text:p>
          </table:table-cell>
          <table:table-cell office:value-type="float" office:value="0.953103" calcext:value-type="float">
            <text:p>0.953103</text:p>
          </table:table-cell>
          <table:table-cell table:number-columns-repeated="2" office:value-type="float" office:value="0.952696" calcext:value-type="float">
            <text:p>0.952696</text:p>
          </table:table-cell>
          <table:table-cell office:value-type="float" office:value="0.952899" calcext:value-type="float">
            <text:p>0.952899</text:p>
          </table:table-cell>
          <table:table-cell office:value-type="float" office:value="0.952798" calcext:value-type="float">
            <text:p>0.952798</text:p>
          </table:table-cell>
          <table:table-cell office:value-type="float" office:value="0.952696" calcext:value-type="float">
            <text:p>0.952696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131931" calcext:value-type="float">
            <text:p>0.131931</text:p>
          </table:table-cell>
          <table:table-cell office:value-type="float" office:value="0.131826" calcext:value-type="float">
            <text:p>0.131826</text:p>
          </table:table-cell>
          <table:table-cell office:value-type="float" office:value="0.132018" calcext:value-type="float">
            <text:p>0.132018</text:p>
          </table:table-cell>
          <table:table-cell office:value-type="float" office:value="0.131853" calcext:value-type="float">
            <text:p>0.131853</text:p>
          </table:table-cell>
          <table:table-cell office:value-type="float" office:value="0.134628" calcext:value-type="float">
            <text:p>0.134628</text:p>
          </table:table-cell>
          <table:table-cell office:value-type="float" office:value="0.134457" calcext:value-type="float">
            <text:p>0.134457</text:p>
          </table:table-cell>
          <table:table-cell office:value-type="float" office:value="0.134552" calcext:value-type="float">
            <text:p>0.134552</text:p>
          </table:table-cell>
          <table:table-cell office:value-type="float" office:value="0.137729" calcext:value-type="float">
            <text:p>0.13772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55707" calcext:value-type="float">
            <text:p>0.955707</text:p>
          </table:table-cell>
          <table:table-cell office:value-type="float" office:value="0.956186" calcext:value-type="float">
            <text:p>0.956186</text:p>
          </table:table-cell>
          <table:table-cell office:value-type="float" office:value="0.955837" calcext:value-type="float">
            <text:p>0.955837</text:p>
          </table:table-cell>
          <table:table-cell office:value-type="float" office:value="0.95623" calcext:value-type="float">
            <text:p>0.95623</text:p>
          </table:table-cell>
          <table:table-cell table:number-columns-repeated="2" office:value-type="float" office:value="0.956186" calcext:value-type="float">
            <text:p>0.956186</text:p>
          </table:table-cell>
          <table:table-cell office:value-type="float" office:value="0.956273" calcext:value-type="float">
            <text:p>0.956273</text:p>
          </table:table-cell>
          <table:table-cell office:value-type="float" office:value="0.955489" calcext:value-type="float">
            <text:p>0.9554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52594" calcext:value-type="float">
            <text:p>0.952594</text:p>
          </table:table-cell>
          <table:table-cell office:value-type="float" office:value="0.952187" calcext:value-type="float">
            <text:p>0.952187</text:p>
          </table:table-cell>
          <table:table-cell office:value-type="float" office:value="0.951882" calcext:value-type="float">
            <text:p>0.951882</text:p>
          </table:table-cell>
          <table:table-cell office:value-type="float" office:value="0.952289" calcext:value-type="float">
            <text:p>0.952289</text:p>
          </table:table-cell>
          <table:table-cell table:number-columns-repeated="2" office:value-type="float" office:value="0.953815" calcext:value-type="float">
            <text:p>0.953815</text:p>
          </table:table-cell>
          <table:table-cell office:value-type="float" office:value="0.954018" calcext:value-type="float">
            <text:p>0.954018</text:p>
          </table:table-cell>
          <table:table-cell office:value-type="float" office:value="0.952492" calcext:value-type="float">
            <text:p>0.95249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135178" calcext:value-type="float">
            <text:p>0.135178</text:p>
          </table:table-cell>
          <table:table-cell office:value-type="float" office:value="0.131673" calcext:value-type="float">
            <text:p>0.131673</text:p>
          </table:table-cell>
          <table:table-cell office:value-type="float" office:value="0.131447" calcext:value-type="float">
            <text:p>0.131447</text:p>
          </table:table-cell>
          <table:table-cell office:value-type="float" office:value="0.131473" calcext:value-type="float">
            <text:p>0.131473</text:p>
          </table:table-cell>
          <table:table-cell office:value-type="float" office:value="0.13522" calcext:value-type="float">
            <text:p>0.13522</text:p>
          </table:table-cell>
          <table:table-cell office:value-type="float" office:value="0.135039" calcext:value-type="float">
            <text:p>0.135039</text:p>
          </table:table-cell>
          <table:table-cell office:value-type="float" office:value="0.135171" calcext:value-type="float">
            <text:p>0.135171</text:p>
          </table:table-cell>
          <table:table-cell office:value-type="float" office:value="0.135475" calcext:value-type="float">
            <text:p>0.13547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54224" calcext:value-type="float">
            <text:p>0.954224</text:p>
          </table:table-cell>
          <table:table-cell office:value-type="float" office:value="0.956099" calcext:value-type="float">
            <text:p>0.956099</text:p>
          </table:table-cell>
          <table:table-cell table:number-columns-repeated="2" office:value-type="float" office:value="0.955881" calcext:value-type="float">
            <text:p>0.955881</text:p>
          </table:table-cell>
          <table:table-cell office:value-type="float" office:value="0.956055" calcext:value-type="float">
            <text:p>0.956055</text:p>
          </table:table-cell>
          <table:table-cell office:value-type="float" office:value="0.95623" calcext:value-type="float">
            <text:p>0.95623</text:p>
          </table:table-cell>
          <table:table-cell office:value-type="float" office:value="0.956099" calcext:value-type="float">
            <text:p>0.956099</text:p>
          </table:table-cell>
          <table:table-cell office:value-type="float" office:value="0.953963" calcext:value-type="float">
            <text:p>0.95396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5117" calcext:value-type="float">
            <text:p>0.95117</text:p>
          </table:table-cell>
          <table:table-cell office:value-type="float" office:value="0.952492" calcext:value-type="float">
            <text:p>0.952492</text:p>
          </table:table-cell>
          <table:table-cell table:number-columns-repeated="2" office:value-type="float" office:value="0.953306" calcext:value-type="float">
            <text:p>0.953306</text:p>
          </table:table-cell>
          <table:table-cell office:value-type="float" office:value="0.953611" calcext:value-type="float">
            <text:p>0.953611</text:p>
          </table:table-cell>
          <table:table-cell office:value-type="float" office:value="0.953713" calcext:value-type="float">
            <text:p>0.953713</text:p>
          </table:table-cell>
          <table:table-cell office:value-type="float" office:value="0.953408" calcext:value-type="float">
            <text:p>0.953408</text:p>
          </table:table-cell>
          <table:table-cell office:value-type="float" office:value="0.951577" calcext:value-type="float">
            <text:p>0.951577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131582" calcext:value-type="float">
            <text:p>0.131582</text:p>
          </table:table-cell>
          <table:table-cell office:value-type="float" office:value="0.13136" calcext:value-type="float">
            <text:p>0.13136</text:p>
          </table:table-cell>
          <table:table-cell office:value-type="float" office:value="0.131479" calcext:value-type="float">
            <text:p>0.131479</text:p>
          </table:table-cell>
          <table:table-cell office:value-type="float" office:value="0.131303" calcext:value-type="float">
            <text:p>0.131303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131571" calcext:value-type="float">
            <text:p>0.131571</text:p>
          </table:table-cell>
          <table:table-cell office:value-type="float" office:value="0.131585" calcext:value-type="float">
            <text:p>0.131585</text:p>
          </table:table-cell>
          <table:table-cell office:value-type="float" office:value="0.131574" calcext:value-type="float">
            <text:p>0.1315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56535" calcext:value-type="float">
            <text:p>0.956535</text:p>
          </table:table-cell>
          <table:table-cell office:value-type="float" office:value="0.956143" calcext:value-type="float">
            <text:p>0.956143</text:p>
          </table:table-cell>
          <table:table-cell office:value-type="float" office:value="0.955968" calcext:value-type="float">
            <text:p>0.955968</text:p>
          </table:table-cell>
          <table:table-cell office:value-type="float" office:value="0.956186" calcext:value-type="float">
            <text:p>0.956186</text:p>
          </table:table-cell>
          <table:table-cell office:value-type="float" office:value="0.956273" calcext:value-type="float">
            <text:p>0.956273</text:p>
          </table:table-cell>
          <table:table-cell office:value-type="float" office:value="0.956404" calcext:value-type="float">
            <text:p>0.956404</text:p>
          </table:table-cell>
          <table:table-cell office:value-type="float" office:value="0.95623" calcext:value-type="float">
            <text:p>0.95623</text:p>
          </table:table-cell>
          <table:table-cell office:value-type="float" office:value="0.956012" calcext:value-type="float">
            <text:p>0.95601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53408" calcext:value-type="float">
            <text:p>0.953408</text:p>
          </table:table-cell>
          <table:table-cell office:value-type="float" office:value="0.953306" calcext:value-type="float">
            <text:p>0.953306</text:p>
          </table:table-cell>
          <table:table-cell office:value-type="float" office:value="0.953408" calcext:value-type="float">
            <text:p>0.953408</text:p>
          </table:table-cell>
          <table:table-cell office:value-type="float" office:value="0.953306" calcext:value-type="float">
            <text:p>0.953306</text:p>
          </table:table-cell>
          <table:table-cell table:number-columns-repeated="2" office:value-type="float" office:value="0.953204" calcext:value-type="float">
            <text:p>0.953204</text:p>
          </table:table-cell>
          <table:table-cell office:value-type="float" office:value="0.953408" calcext:value-type="float">
            <text:p>0.953408</text:p>
          </table:table-cell>
          <table:table-cell office:value-type="float" office:value="0.953306" calcext:value-type="float">
            <text:p>0.95330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136936" calcext:value-type="float">
            <text:p>0.136936</text:p>
          </table:table-cell>
          <table:table-cell office:value-type="float" office:value="0.13504" calcext:value-type="float">
            <text:p>0.13504</text:p>
          </table:table-cell>
          <table:table-cell office:value-type="float" office:value="0.136535" calcext:value-type="float">
            <text:p>0.136535</text:p>
          </table:table-cell>
          <table:table-cell office:value-type="float" office:value="0.136371" calcext:value-type="float">
            <text:p>0.136371</text:p>
          </table:table-cell>
          <table:table-cell office:value-type="float" office:value="0.142378" calcext:value-type="float">
            <text:p>0.142378</text:p>
          </table:table-cell>
          <table:table-cell office:value-type="float" office:value="0.141608" calcext:value-type="float">
            <text:p>0.141608</text:p>
          </table:table-cell>
          <table:table-cell office:value-type="float" office:value="0.142195" calcext:value-type="float">
            <text:p>0.142195</text:p>
          </table:table-cell>
          <table:table-cell office:value-type="float" office:value="0.131528" calcext:value-type="float">
            <text:p>0.1315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5357" calcext:value-type="float">
            <text:p>0.95357</text:p>
          </table:table-cell>
          <table:table-cell office:value-type="float" office:value="0.954224" calcext:value-type="float">
            <text:p>0.954224</text:p>
          </table:table-cell>
          <table:table-cell office:value-type="float" office:value="0.953919" calcext:value-type="float">
            <text:p>0.953919</text:p>
          </table:table-cell>
          <table:table-cell office:value-type="float" office:value="0.953876" calcext:value-type="float">
            <text:p>0.953876</text:p>
          </table:table-cell>
          <table:table-cell office:value-type="float" office:value="0.952437" calcext:value-type="float">
            <text:p>0.952437</text:p>
          </table:table-cell>
          <table:table-cell office:value-type="float" office:value="0.952699" calcext:value-type="float">
            <text:p>0.952699</text:p>
          </table:table-cell>
          <table:table-cell office:value-type="float" office:value="0.952393" calcext:value-type="float">
            <text:p>0.952393</text:p>
          </table:table-cell>
          <table:table-cell office:value-type="float" office:value="0.95623" calcext:value-type="float">
            <text:p>0.956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51068" calcext:value-type="float">
            <text:p>0.951068</text:p>
          </table:table-cell>
          <table:table-cell office:value-type="float" office:value="0.951475" calcext:value-type="float">
            <text:p>0.951475</text:p>
          </table:table-cell>
          <table:table-cell office:value-type="float" office:value="0.951272" calcext:value-type="float">
            <text:p>0.951272</text:p>
          </table:table-cell>
          <table:table-cell office:value-type="float" office:value="0.951373" calcext:value-type="float">
            <text:p>0.951373</text:p>
          </table:table-cell>
          <table:table-cell office:value-type="float" office:value="0.950153" calcext:value-type="float">
            <text:p>0.950153</text:p>
          </table:table-cell>
          <table:table-cell office:value-type="float" office:value="0.949949" calcext:value-type="float">
            <text:p>0.949949</text:p>
          </table:table-cell>
          <table:table-cell office:value-type="float" office:value="0.950458" calcext:value-type="float">
            <text:p>0.950458</text:p>
          </table:table-cell>
          <table:table-cell office:value-type="float" office:value="0.953204" calcext:value-type="float">
            <text:p>0.953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14:02:43.965153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30:29.171286429</meta:creation-date>
    <dc:date>2019-01-20T14:04:39.573913675</dc:date>
    <meta:editing-duration>PT1H28M50S</meta:editing-duration>
    <meta:editing-cycles>44</meta:editing-cycles>
    <meta:generator>LibreOffice/5.1.6.2$Linux_X86_64 LibreOffice_project/10m0$Build-2</meta:generator>
    <meta:document-statistic meta:table-count="1" meta:cell-count="9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D4:Sheet1.L35" chart:data-source-has-labels="both" svg:x="0.32cm" svg:y="0.18cm" svg:width="11.704cm" svg:height="8.645cm">
          <chartooo:coordinate-region svg:x="1.047cm" svg:y="0.379cm" svg:width="10.838cm" svg:height="7.654cm"/>
          <chart:axis chart:dimension="x" chart:name="primary-x" chart:style-name="ch4" chartooo:axis-type="auto">
            <chartooo:date-scale/>
            <chart:categories table:cell-range-address="Sheet1.D5:Sheet1.D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35" chart:label-cell-address="Sheet1.E4:Sheet1.E4" chart:class="chart:line">
            <chart:data-point chart:repeated="31"/>
          </chart:series>
          <chart:series chart:style-name="ch7" chart:values-cell-range-address="Sheet1.F5:Sheet1.F35" chart:label-cell-address="Sheet1.F4:Sheet1.F4" chart:class="chart:line">
            <chart:data-point chart:repeated="31"/>
          </chart:series>
          <chart:series chart:style-name="ch8" chart:values-cell-range-address="Sheet1.G5:Sheet1.G35" chart:label-cell-address="Sheet1.G4:Sheet1.G4" chart:class="chart:line">
            <chart:data-point chart:repeated="31"/>
          </chart:series>
          <chart:series chart:style-name="ch9" chart:values-cell-range-address="Sheet1.H5:Sheet1.H35" chart:label-cell-address="Sheet1.H4:Sheet1.H4" chart:class="chart:line">
            <chart:data-point chart:repeated="31"/>
          </chart:series>
          <chart:series chart:style-name="ch10" chart:values-cell-range-address="Sheet1.I5:Sheet1.I35" chart:label-cell-address="Sheet1.I4:Sheet1.I4" chart:class="chart:line">
            <chart:data-point chart:repeated="31"/>
          </chart:series>
          <chart:series chart:style-name="ch11" chart:values-cell-range-address="Sheet1.J5:Sheet1.J35" chart:label-cell-address="Sheet1.J4:Sheet1.J4" chart:class="chart:line">
            <chart:data-point chart:repeated="31"/>
          </chart:series>
          <chart:series chart:style-name="ch12" chart:values-cell-range-address="Sheet1.K5:Sheet1.K35" chart:label-cell-address="Sheet1.K4:Sheet1.K4" chart:class="chart:line">
            <chart:data-point chart:repeated="31"/>
          </chart:series>
          <chart:series chart:style-name="ch13" chart:values-cell-range-address="Sheet1.L5:Sheet1.L35" chart:label-cell-address="Sheet1.L4:Sheet1.L4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4359578</text:p>
                <draw:g>
                  <svg:desc>Sheet1.E4:Sheet1.E4</svg:desc>
                </draw:g>
              </table:table-cell>
              <table:table-cell office:value-type="string">
                <text:p>0.2790129915</text:p>
                <draw:g>
                  <svg:desc>Sheet1.F4:Sheet1.F4</svg:desc>
                </draw:g>
              </table:table-cell>
              <table:table-cell office:value-type="string">
                <text:p>0.5580259831</text:p>
                <draw:g>
                  <svg:desc>Sheet1.G4:Sheet1.G4</svg:desc>
                </draw:g>
              </table:table-cell>
              <table:table-cell office:value-type="string">
                <text:p>1.1160519662</text:p>
                <draw:g>
                  <svg:desc>Sheet1.H4:Sheet1.H4</svg:desc>
                </draw:g>
              </table:table-cell>
              <table:table-cell office:value-type="string">
                <text:p>2.2321039323</text:p>
                <draw:g>
                  <svg:desc>Sheet1.I4:Sheet1.I4</svg:desc>
                </draw:g>
              </table:table-cell>
              <table:table-cell office:value-type="string">
                <text:p>4.4642078647</text:p>
                <draw:g>
                  <svg:desc>Sheet1.J4:Sheet1.J4</svg:desc>
                </draw:g>
              </table:table-cell>
              <table:table-cell office:value-type="string">
                <text:p>8.9284157294</text:p>
                <draw:g>
                  <svg:desc>Sheet1.K4:Sheet1.K4</svg:desc>
                </draw:g>
              </table:table-cell>
              <table:table-cell office:value-type="string">
                <text:p>17.8568314587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5:Sheet1.D35</svg:desc>
                </draw:g>
              </table:table-cell>
              <table:table-cell office:value-type="float" office:value="0.693299">
                <text:p>0.693299</text:p>
                <draw:g>
                  <svg:desc>Sheet1.E5:Sheet1.E35</svg:desc>
                </draw:g>
              </table:table-cell>
              <table:table-cell office:value-type="float" office:value="0.693299">
                <text:p>0.693299</text:p>
                <draw:g>
                  <svg:desc>Sheet1.F5:Sheet1.F35</svg:desc>
                </draw:g>
              </table:table-cell>
              <table:table-cell office:value-type="float" office:value="0.693299">
                <text:p>0.693299</text:p>
                <draw:g>
                  <svg:desc>Sheet1.G5:Sheet1.G35</svg:desc>
                </draw:g>
              </table:table-cell>
              <table:table-cell office:value-type="float" office:value="0.693299">
                <text:p>0.693299</text:p>
                <draw:g>
                  <svg:desc>Sheet1.H5:Sheet1.H35</svg:desc>
                </draw:g>
              </table:table-cell>
              <table:table-cell office:value-type="float" office:value="0.693299">
                <text:p>0.693299</text:p>
                <draw:g>
                  <svg:desc>Sheet1.I5:Sheet1.I35</svg:desc>
                </draw:g>
              </table:table-cell>
              <table:table-cell office:value-type="float" office:value="0.693299">
                <text:p>0.693299</text:p>
                <draw:g>
                  <svg:desc>Sheet1.J5:Sheet1.J35</svg:desc>
                </draw:g>
              </table:table-cell>
              <table:table-cell office:value-type="float" office:value="0.693299">
                <text:p>0.693299</text:p>
                <draw:g>
                  <svg:desc>Sheet1.K5:Sheet1.K35</svg:desc>
                </draw:g>
              </table:table-cell>
              <table:table-cell office:value-type="float" office:value="0.693299">
                <text:p>0.693299</text:p>
                <draw:g>
                  <svg:desc>Sheet1.L5:Sheet1.L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53302">
                <text:p>0.153302</text:p>
              </table:table-cell>
              <table:table-cell office:value-type="float" office:value="0.14779">
                <text:p>0.14779</text:p>
              </table:table-cell>
              <table:table-cell office:value-type="float" office:value="0.149544">
                <text:p>0.149544</text:p>
              </table:table-cell>
              <table:table-cell office:value-type="float" office:value="0.150306">
                <text:p>0.150306</text:p>
              </table:table-cell>
              <table:table-cell office:value-type="float" office:value="0.143756">
                <text:p>0.143756</text:p>
              </table:table-cell>
              <table:table-cell office:value-type="float" office:value="0.14386">
                <text:p>0.14386</text:p>
              </table:table-cell>
              <table:table-cell office:value-type="float" office:value="0.143599">
                <text:p>0.143599</text:p>
              </table:table-cell>
              <table:table-cell office:value-type="float" office:value="0.144848">
                <text:p>0.1448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40597">
                <text:p>0.140597</text:p>
              </table:table-cell>
              <table:table-cell office:value-type="float" office:value="0.174134">
                <text:p>0.174134</text:p>
              </table:table-cell>
              <table:table-cell office:value-type="float" office:value="0.172888">
                <text:p>0.172888</text:p>
              </table:table-cell>
              <table:table-cell office:value-type="float" office:value="0.169993">
                <text:p>0.169993</text:p>
              </table:table-cell>
              <table:table-cell office:value-type="float" office:value="0.150047">
                <text:p>0.150047</text:p>
              </table:table-cell>
              <table:table-cell office:value-type="float" office:value="0.149836">
                <text:p>0.149836</text:p>
              </table:table-cell>
              <table:table-cell office:value-type="float" office:value="0.149531">
                <text:p>0.149531</text:p>
              </table:table-cell>
              <table:table-cell office:value-type="float" office:value="0.14008">
                <text:p>0.140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37643">
                <text:p>0.137643</text:p>
              </table:table-cell>
              <table:table-cell office:value-type="float" office:value="0.14669">
                <text:p>0.14669</text:p>
              </table:table-cell>
              <table:table-cell office:value-type="float" office:value="0.151878">
                <text:p>0.151878</text:p>
              </table:table-cell>
              <table:table-cell office:value-type="float" office:value="0.149223">
                <text:p>0.149223</text:p>
              </table:table-cell>
              <table:table-cell office:value-type="float" office:value="0.146701">
                <text:p>0.146701</text:p>
              </table:table-cell>
              <table:table-cell office:value-type="float" office:value="0.145997">
                <text:p>0.145997</text:p>
              </table:table-cell>
              <table:table-cell office:value-type="float" office:value="0.145864">
                <text:p>0.145864</text:p>
              </table:table-cell>
              <table:table-cell office:value-type="float" office:value="0.137794">
                <text:p>0.1377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4065">
                <text:p>0.14065</text:p>
              </table:table-cell>
              <table:table-cell office:value-type="float" office:value="0.141822">
                <text:p>0.141822</text:p>
              </table:table-cell>
              <table:table-cell office:value-type="float" office:value="0.138678">
                <text:p>0.138678</text:p>
              </table:table-cell>
              <table:table-cell office:value-type="float" office:value="0.138513">
                <text:p>0.138513</text:p>
              </table:table-cell>
              <table:table-cell office:value-type="float" office:value="0.137496">
                <text:p>0.137496</text:p>
              </table:table-cell>
              <table:table-cell office:value-type="float" office:value="0.13766">
                <text:p>0.13766</text:p>
              </table:table-cell>
              <table:table-cell office:value-type="float" office:value="0.13748">
                <text:p>0.13748</text:p>
              </table:table-cell>
              <table:table-cell office:value-type="float" office:value="0.136558">
                <text:p>0.1365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6635">
                <text:p>0.136635</text:p>
              </table:table-cell>
              <table:table-cell office:value-type="float" office:value="0.135769">
                <text:p>0.135769</text:p>
              </table:table-cell>
              <table:table-cell office:value-type="float" office:value="0.135833">
                <text:p>0.135833</text:p>
              </table:table-cell>
              <table:table-cell office:value-type="float" office:value="0.137035">
                <text:p>0.137035</text:p>
              </table:table-cell>
              <table:table-cell office:value-type="float" office:value="0.135679">
                <text:p>0.135679</text:p>
              </table:table-cell>
              <table:table-cell office:value-type="float" office:value="0.135659">
                <text:p>0.135659</text:p>
              </table:table-cell>
              <table:table-cell office:value-type="float" office:value="0.135726">
                <text:p>0.135726</text:p>
              </table:table-cell>
              <table:table-cell office:value-type="float" office:value="0.137739">
                <text:p>0.1377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5281">
                <text:p>0.135281</text:p>
              </table:table-cell>
              <table:table-cell office:value-type="float" office:value="0.140297">
                <text:p>0.140297</text:p>
              </table:table-cell>
              <table:table-cell office:value-type="float" office:value="0.137776">
                <text:p>0.137776</text:p>
              </table:table-cell>
              <table:table-cell office:value-type="float" office:value="0.13973">
                <text:p>0.13973</text:p>
              </table:table-cell>
              <table:table-cell office:value-type="float" office:value="0.139847">
                <text:p>0.139847</text:p>
              </table:table-cell>
              <table:table-cell office:value-type="float" office:value="0.140053">
                <text:p>0.140053</text:p>
              </table:table-cell>
              <table:table-cell office:value-type="float" office:value="0.139924">
                <text:p>0.139924</text:p>
              </table:table-cell>
              <table:table-cell office:value-type="float" office:value="0.152325">
                <text:p>0.15232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39843">
                <text:p>0.139843</text:p>
              </table:table-cell>
              <table:table-cell office:value-type="float" office:value="0.136412">
                <text:p>0.136412</text:p>
              </table:table-cell>
              <table:table-cell office:value-type="float" office:value="0.135007">
                <text:p>0.135007</text:p>
              </table:table-cell>
              <table:table-cell office:value-type="float" office:value="0.135021">
                <text:p>0.135021</text:p>
              </table:table-cell>
              <table:table-cell office:value-type="float" office:value="0.135075">
                <text:p>0.135075</text:p>
              </table:table-cell>
              <table:table-cell office:value-type="float" office:value="0.135104">
                <text:p>0.135104</text:p>
              </table:table-cell>
              <table:table-cell office:value-type="float" office:value="0.134947">
                <text:p>0.134947</text:p>
              </table:table-cell>
              <table:table-cell office:value-type="float" office:value="0.135527">
                <text:p>0.1355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35809">
                <text:p>0.135809</text:p>
              </table:table-cell>
              <table:table-cell office:value-type="float" office:value="0.134384">
                <text:p>0.134384</text:p>
              </table:table-cell>
              <table:table-cell office:value-type="float" office:value="0.134643">
                <text:p>0.134643</text:p>
              </table:table-cell>
              <table:table-cell office:value-type="float" office:value="0.134382">
                <text:p>0.134382</text:p>
              </table:table-cell>
              <table:table-cell office:value-type="float" office:value="0.134771">
                <text:p>0.134771</text:p>
              </table:table-cell>
              <table:table-cell office:value-type="float" office:value="0.13486">
                <text:p>0.13486</text:p>
              </table:table-cell>
              <table:table-cell office:value-type="float" office:value="0.134748">
                <text:p>0.134748</text:p>
              </table:table-cell>
              <table:table-cell office:value-type="float" office:value="0.134308">
                <text:p>0.1343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36492">
                <text:p>0.136492</text:p>
              </table:table-cell>
              <table:table-cell office:value-type="float" office:value="0.134323">
                <text:p>0.134323</text:p>
              </table:table-cell>
              <table:table-cell office:value-type="float" office:value="0.13483">
                <text:p>0.13483</text:p>
              </table:table-cell>
              <table:table-cell office:value-type="float" office:value="0.134503">
                <text:p>0.134503</text:p>
              </table:table-cell>
              <table:table-cell office:value-type="float" office:value="0.134943">
                <text:p>0.134943</text:p>
              </table:table-cell>
              <table:table-cell office:value-type="float" office:value="0.134844">
                <text:p>0.134844</text:p>
              </table:table-cell>
              <table:table-cell office:value-type="float" office:value="0.134901">
                <text:p>0.134901</text:p>
              </table:table-cell>
              <table:table-cell office:value-type="float" office:value="0.137594">
                <text:p>0.1375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5623">
                <text:p>0.135623</text:p>
              </table:table-cell>
              <table:table-cell office:value-type="float" office:value="0.136696">
                <text:p>0.136696</text:p>
              </table:table-cell>
              <table:table-cell office:value-type="float" office:value="0.136163">
                <text:p>0.136163</text:p>
              </table:table-cell>
              <table:table-cell office:value-type="float" office:value="0.134588">
                <text:p>0.134588</text:p>
              </table:table-cell>
              <table:table-cell office:value-type="float" office:value="0.134167">
                <text:p>0.134167</text:p>
              </table:table-cell>
              <table:table-cell office:value-type="float" office:value="0.134166">
                <text:p>0.134166</text:p>
              </table:table-cell>
              <table:table-cell office:value-type="float" office:value="0.134288">
                <text:p>0.134288</text:p>
              </table:table-cell>
              <table:table-cell office:value-type="float" office:value="0.134677">
                <text:p>0.13467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34448">
                <text:p>0.134448</text:p>
              </table:table-cell>
              <table:table-cell office:value-type="float" office:value="0.133491">
                <text:p>0.133491</text:p>
              </table:table-cell>
              <table:table-cell office:value-type="float" office:value="0.133619">
                <text:p>0.133619</text:p>
              </table:table-cell>
              <table:table-cell office:value-type="float" office:value="0.133449">
                <text:p>0.133449</text:p>
              </table:table-cell>
              <table:table-cell office:value-type="float" office:value="0.134247">
                <text:p>0.134247</text:p>
              </table:table-cell>
              <table:table-cell office:value-type="float" office:value="0.134332">
                <text:p>0.134332</text:p>
              </table:table-cell>
              <table:table-cell office:value-type="float" office:value="0.133988">
                <text:p>0.133988</text:p>
              </table:table-cell>
              <table:table-cell office:value-type="float" office:value="0.145369">
                <text:p>0.1453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35736">
                <text:p>0.135736</text:p>
              </table:table-cell>
              <table:table-cell office:value-type="float" office:value="0.136178">
                <text:p>0.136178</text:p>
              </table:table-cell>
              <table:table-cell office:value-type="float" office:value="0.135694">
                <text:p>0.135694</text:p>
              </table:table-cell>
              <table:table-cell office:value-type="float" office:value="0.137791">
                <text:p>0.137791</text:p>
              </table:table-cell>
              <table:table-cell office:value-type="float" office:value="0.133232">
                <text:p>0.133232</text:p>
              </table:table-cell>
              <table:table-cell office:value-type="float" office:value="0.133213">
                <text:p>0.133213</text:p>
              </table:table-cell>
              <table:table-cell office:value-type="float" office:value="0.133306">
                <text:p>0.133306</text:p>
              </table:table-cell>
              <table:table-cell office:value-type="float" office:value="0.134484">
                <text:p>0.1344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35551">
                <text:p>0.135551</text:p>
              </table:table-cell>
              <table:table-cell office:value-type="float" office:value="0.133208">
                <text:p>0.133208</text:p>
              </table:table-cell>
              <table:table-cell office:value-type="float" office:value="0.133449">
                <text:p>0.133449</text:p>
              </table:table-cell>
              <table:table-cell office:value-type="float" office:value="0.133593">
                <text:p>0.133593</text:p>
              </table:table-cell>
              <table:table-cell office:value-type="float" office:value="0.138356">
                <text:p>0.138356</text:p>
              </table:table-cell>
              <table:table-cell office:value-type="float" office:value="0.138474">
                <text:p>0.138474</text:p>
              </table:table-cell>
              <table:table-cell office:value-type="float" office:value="0.138174">
                <text:p>0.138174</text:p>
              </table:table-cell>
              <table:table-cell office:value-type="float" office:value="0.138419">
                <text:p>0.1384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33028">
                <text:p>0.133028</text:p>
              </table:table-cell>
              <table:table-cell office:value-type="float" office:value="0.133173">
                <text:p>0.133173</text:p>
              </table:table-cell>
              <table:table-cell office:value-type="float" office:value="0.132891">
                <text:p>0.132891</text:p>
              </table:table-cell>
              <table:table-cell office:value-type="float" office:value="0.132827">
                <text:p>0.132827</text:p>
              </table:table-cell>
              <table:table-cell office:value-type="float" office:value="0.134386">
                <text:p>0.134386</text:p>
              </table:table-cell>
              <table:table-cell office:value-type="float" office:value="0.134364">
                <text:p>0.134364</text:p>
              </table:table-cell>
              <table:table-cell office:value-type="float" office:value="0.13447">
                <text:p>0.13447</text:p>
              </table:table-cell>
              <table:table-cell office:value-type="float" office:value="0.135603">
                <text:p>0.1356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2801">
                <text:p>0.132801</text:p>
              </table:table-cell>
              <table:table-cell office:value-type="float" office:value="0.137667">
                <text:p>0.137667</text:p>
              </table:table-cell>
              <table:table-cell office:value-type="float" office:value="0.137396">
                <text:p>0.137396</text:p>
              </table:table-cell>
              <table:table-cell office:value-type="float" office:value="0.134674">
                <text:p>0.134674</text:p>
              </table:table-cell>
              <table:table-cell office:value-type="float" office:value="0.132787">
                <text:p>0.132787</text:p>
              </table:table-cell>
              <table:table-cell office:value-type="float" office:value="0.132882">
                <text:p>0.132882</text:p>
              </table:table-cell>
              <table:table-cell office:value-type="float" office:value="0.132863">
                <text:p>0.132863</text:p>
              </table:table-cell>
              <table:table-cell office:value-type="float" office:value="0.132831">
                <text:p>0.1328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32971">
                <text:p>0.132971</text:p>
              </table:table-cell>
              <table:table-cell office:value-type="float" office:value="0.136312">
                <text:p>0.136312</text:p>
              </table:table-cell>
              <table:table-cell office:value-type="float" office:value="0.138069">
                <text:p>0.138069</text:p>
              </table:table-cell>
              <table:table-cell office:value-type="float" office:value="0.137994">
                <text:p>0.137994</text:p>
              </table:table-cell>
              <table:table-cell office:value-type="float" office:value="0.134438">
                <text:p>0.134438</text:p>
              </table:table-cell>
              <table:table-cell office:value-type="float" office:value="0.134549">
                <text:p>0.134549</text:p>
              </table:table-cell>
              <table:table-cell office:value-type="float" office:value="0.134465">
                <text:p>0.134465</text:p>
              </table:table-cell>
              <table:table-cell office:value-type="float" office:value="0.137601">
                <text:p>0.1376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39082">
                <text:p>0.139082</text:p>
              </table:table-cell>
              <table:table-cell office:value-type="float" office:value="0.134773">
                <text:p>0.134773</text:p>
              </table:table-cell>
              <table:table-cell office:value-type="float" office:value="0.137584">
                <text:p>0.137584</text:p>
              </table:table-cell>
              <table:table-cell office:value-type="float" office:value="0.14005">
                <text:p>0.14005</text:p>
              </table:table-cell>
              <table:table-cell office:value-type="float" office:value="0.132907">
                <text:p>0.132907</text:p>
              </table:table-cell>
              <table:table-cell office:value-type="float" office:value="0.132852">
                <text:p>0.132852</text:p>
              </table:table-cell>
              <table:table-cell office:value-type="float" office:value="0.133073">
                <text:p>0.133073</text:p>
              </table:table-cell>
              <table:table-cell office:value-type="float" office:value="0.133164">
                <text:p>0.1331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33021">
                <text:p>0.133021</text:p>
              </table:table-cell>
              <table:table-cell office:value-type="float" office:value="0.139186">
                <text:p>0.139186</text:p>
              </table:table-cell>
              <table:table-cell office:value-type="float" office:value="0.136088">
                <text:p>0.136088</text:p>
              </table:table-cell>
              <table:table-cell office:value-type="float" office:value="0.135476">
                <text:p>0.135476</text:p>
              </table:table-cell>
              <table:table-cell office:value-type="float" office:value="0.13804">
                <text:p>0.13804</text:p>
              </table:table-cell>
              <table:table-cell office:value-type="float" office:value="0.138199">
                <text:p>0.138199</text:p>
              </table:table-cell>
              <table:table-cell office:value-type="float" office:value="0.138306">
                <text:p>0.138306</text:p>
              </table:table-cell>
              <table:table-cell office:value-type="float" office:value="0.133135">
                <text:p>0.1331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35952">
                <text:p>0.135952</text:p>
              </table:table-cell>
              <table:table-cell office:value-type="float" office:value="0.141843">
                <text:p>0.141843</text:p>
              </table:table-cell>
              <table:table-cell office:value-type="float" office:value="0.137783">
                <text:p>0.137783</text:p>
              </table:table-cell>
              <table:table-cell office:value-type="float" office:value="0.137484">
                <text:p>0.137484</text:p>
              </table:table-cell>
              <table:table-cell office:value-type="float" office:value="0.13224">
                <text:p>0.13224</text:p>
              </table:table-cell>
              <table:table-cell office:value-type="float" office:value="0.132261">
                <text:p>0.132261</text:p>
              </table:table-cell>
              <table:table-cell office:value-type="float" office:value="0.132298">
                <text:p>0.132298</text:p>
              </table:table-cell>
              <table:table-cell office:value-type="float" office:value="0.138144">
                <text:p>0.1381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341">
                <text:p>0.1341</text:p>
              </table:table-cell>
              <table:table-cell office:value-type="float" office:value="0.138004">
                <text:p>0.138004</text:p>
              </table:table-cell>
              <table:table-cell office:value-type="float" office:value="0.137747">
                <text:p>0.137747</text:p>
              </table:table-cell>
              <table:table-cell office:value-type="float" office:value="0.136387">
                <text:p>0.136387</text:p>
              </table:table-cell>
              <table:table-cell office:value-type="float" office:value="0.132159">
                <text:p>0.132159</text:p>
              </table:table-cell>
              <table:table-cell office:value-type="float" office:value="0.132341">
                <text:p>0.132341</text:p>
              </table:table-cell>
              <table:table-cell office:value-type="float" office:value="0.132322">
                <text:p>0.132322</text:p>
              </table:table-cell>
              <table:table-cell office:value-type="float" office:value="0.132086">
                <text:p>0.1320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32172">
                <text:p>0.132172</text:p>
              </table:table-cell>
              <table:table-cell office:value-type="float" office:value="0.142445">
                <text:p>0.142445</text:p>
              </table:table-cell>
              <table:table-cell office:value-type="float" office:value="0.143646">
                <text:p>0.143646</text:p>
              </table:table-cell>
              <table:table-cell office:value-type="float" office:value="0.141227">
                <text:p>0.141227</text:p>
              </table:table-cell>
              <table:table-cell office:value-type="float" office:value="0.131893">
                <text:p>0.131893</text:p>
              </table:table-cell>
              <table:table-cell office:value-type="float" office:value="0.13196">
                <text:p>0.13196</text:p>
              </table:table-cell>
              <table:table-cell office:value-type="float" office:value="0.13197">
                <text:p>0.13197</text:p>
              </table:table-cell>
              <table:table-cell office:value-type="float" office:value="0.132322">
                <text:p>0.1323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34409">
                <text:p>0.134409</text:p>
              </table:table-cell>
              <table:table-cell office:value-type="float" office:value="0.132092">
                <text:p>0.132092</text:p>
              </table:table-cell>
              <table:table-cell office:value-type="float" office:value="0.132072">
                <text:p>0.132072</text:p>
              </table:table-cell>
              <table:table-cell office:value-type="float" office:value="0.132026">
                <text:p>0.132026</text:p>
              </table:table-cell>
              <table:table-cell office:value-type="float" office:value="0.137423">
                <text:p>0.137423</text:p>
              </table:table-cell>
              <table:table-cell office:value-type="float" office:value="0.137569">
                <text:p>0.137569</text:p>
              </table:table-cell>
              <table:table-cell office:value-type="float" office:value="0.137264">
                <text:p>0.137264</text:p>
              </table:table-cell>
              <table:table-cell office:value-type="float" office:value="0.135297">
                <text:p>0.13529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51743">
                <text:p>0.151743</text:p>
              </table:table-cell>
              <table:table-cell office:value-type="float" office:value="0.131881">
                <text:p>0.131881</text:p>
              </table:table-cell>
              <table:table-cell office:value-type="float" office:value="0.131841">
                <text:p>0.131841</text:p>
              </table:table-cell>
              <table:table-cell office:value-type="float" office:value="0.131913">
                <text:p>0.131913</text:p>
              </table:table-cell>
              <table:table-cell office:value-type="float" office:value="0.135487">
                <text:p>0.135487</text:p>
              </table:table-cell>
              <table:table-cell office:value-type="float" office:value="0.135363">
                <text:p>0.135363</text:p>
              </table:table-cell>
              <table:table-cell office:value-type="float" office:value="0.135479">
                <text:p>0.135479</text:p>
              </table:table-cell>
              <table:table-cell office:value-type="float" office:value="0.13278">
                <text:p>0.1327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34758">
                <text:p>0.134758</text:p>
              </table:table-cell>
              <table:table-cell office:value-type="float" office:value="0.132041">
                <text:p>0.132041</text:p>
              </table:table-cell>
              <table:table-cell office:value-type="float" office:value="0.131791">
                <text:p>0.131791</text:p>
              </table:table-cell>
              <table:table-cell office:value-type="float" office:value="0.131645">
                <text:p>0.131645</text:p>
              </table:table-cell>
              <table:table-cell office:value-type="float" office:value="0.132569">
                <text:p>0.132569</text:p>
              </table:table-cell>
              <table:table-cell office:value-type="float" office:value="0.132655">
                <text:p>0.132655</text:p>
              </table:table-cell>
              <table:table-cell office:value-type="float" office:value="0.132641">
                <text:p>0.132641</text:p>
              </table:table-cell>
              <table:table-cell office:value-type="float" office:value="0.137755">
                <text:p>0.1377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1771">
                <text:p>0.131771</text:p>
              </table:table-cell>
              <table:table-cell office:value-type="float" office:value="0.132325">
                <text:p>0.132325</text:p>
              </table:table-cell>
              <table:table-cell office:value-type="float" office:value="0.134037">
                <text:p>0.134037</text:p>
              </table:table-cell>
              <table:table-cell office:value-type="float" office:value="0.134445">
                <text:p>0.134445</text:p>
              </table:table-cell>
              <table:table-cell office:value-type="float" office:value="0.132182">
                <text:p>0.132182</text:p>
              </table:table-cell>
              <table:table-cell office:value-type="float" office:value="0.132167">
                <text:p>0.132167</text:p>
              </table:table-cell>
              <table:table-cell office:value-type="float" office:value="0.132197">
                <text:p>0.132197</text:p>
              </table:table-cell>
              <table:table-cell office:value-type="float" office:value="0.144934">
                <text:p>0.14493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35833">
                <text:p>0.135833</text:p>
              </table:table-cell>
              <table:table-cell office:value-type="float" office:value="0.131835">
                <text:p>0.131835</text:p>
              </table:table-cell>
              <table:table-cell office:value-type="float" office:value="0.131419">
                <text:p>0.131419</text:p>
              </table:table-cell>
              <table:table-cell office:value-type="float" office:value="0.131457">
                <text:p>0.131457</text:p>
              </table:table-cell>
              <table:table-cell office:value-type="float" office:value="0.131405">
                <text:p>0.131405</text:p>
              </table:table-cell>
              <table:table-cell office:value-type="float" office:value="0.131415">
                <text:p>0.131415</text:p>
              </table:table-cell>
              <table:table-cell office:value-type="float" office:value="0.131467">
                <text:p>0.131467</text:p>
              </table:table-cell>
              <table:table-cell office:value-type="float" office:value="0.131532">
                <text:p>0.13153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31931">
                <text:p>0.131931</text:p>
              </table:table-cell>
              <table:table-cell office:value-type="float" office:value="0.131826">
                <text:p>0.131826</text:p>
              </table:table-cell>
              <table:table-cell office:value-type="float" office:value="0.132018">
                <text:p>0.132018</text:p>
              </table:table-cell>
              <table:table-cell office:value-type="float" office:value="0.131853">
                <text:p>0.131853</text:p>
              </table:table-cell>
              <table:table-cell office:value-type="float" office:value="0.134628">
                <text:p>0.134628</text:p>
              </table:table-cell>
              <table:table-cell office:value-type="float" office:value="0.134457">
                <text:p>0.134457</text:p>
              </table:table-cell>
              <table:table-cell office:value-type="float" office:value="0.134552">
                <text:p>0.134552</text:p>
              </table:table-cell>
              <table:table-cell office:value-type="float" office:value="0.137729">
                <text:p>0.1377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35178">
                <text:p>0.135178</text:p>
              </table:table-cell>
              <table:table-cell office:value-type="float" office:value="0.131673">
                <text:p>0.131673</text:p>
              </table:table-cell>
              <table:table-cell office:value-type="float" office:value="0.131447">
                <text:p>0.131447</text:p>
              </table:table-cell>
              <table:table-cell office:value-type="float" office:value="0.131473">
                <text:p>0.131473</text:p>
              </table:table-cell>
              <table:table-cell office:value-type="float" office:value="0.13522">
                <text:p>0.13522</text:p>
              </table:table-cell>
              <table:table-cell office:value-type="float" office:value="0.135039">
                <text:p>0.135039</text:p>
              </table:table-cell>
              <table:table-cell office:value-type="float" office:value="0.135171">
                <text:p>0.135171</text:p>
              </table:table-cell>
              <table:table-cell office:value-type="float" office:value="0.135475">
                <text:p>0.13547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31582">
                <text:p>0.131582</text:p>
              </table:table-cell>
              <table:table-cell office:value-type="float" office:value="0.13136">
                <text:p>0.13136</text:p>
              </table:table-cell>
              <table:table-cell office:value-type="float" office:value="0.131479">
                <text:p>0.131479</text:p>
              </table:table-cell>
              <table:table-cell office:value-type="float" office:value="0.131303">
                <text:p>0.131303</text:p>
              </table:table-cell>
              <table:table-cell office:value-type="float" office:value="0.1315">
                <text:p>0.1315</text:p>
              </table:table-cell>
              <table:table-cell office:value-type="float" office:value="0.131571">
                <text:p>0.131571</text:p>
              </table:table-cell>
              <table:table-cell office:value-type="float" office:value="0.131585">
                <text:p>0.131585</text:p>
              </table:table-cell>
              <table:table-cell office:value-type="float" office:value="0.131574">
                <text:p>0.1315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36936">
                <text:p>0.136936</text:p>
              </table:table-cell>
              <table:table-cell office:value-type="float" office:value="0.13504">
                <text:p>0.13504</text:p>
              </table:table-cell>
              <table:table-cell office:value-type="float" office:value="0.136535">
                <text:p>0.136535</text:p>
              </table:table-cell>
              <table:table-cell office:value-type="float" office:value="0.136371">
                <text:p>0.136371</text:p>
              </table:table-cell>
              <table:table-cell office:value-type="float" office:value="0.142378">
                <text:p>0.142378</text:p>
              </table:table-cell>
              <table:table-cell office:value-type="float" office:value="0.141608">
                <text:p>0.141608</text:p>
              </table:table-cell>
              <table:table-cell office:value-type="float" office:value="0.142195">
                <text:p>0.142195</text:p>
              </table:table-cell>
              <table:table-cell office:value-type="float" office:value="0.131528">
                <text:p>0.131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N4:Sheet1.V35" chart:data-source-has-labels="both" svg:x="0.32cm" svg:y="0.18cm" svg:width="11.704cm" svg:height="8.645cm">
          <chartooo:coordinate-region svg:x="1.047cm" svg:y="0.38cm" svg:width="10.838cm" svg:height="7.653cm"/>
          <chart:axis chart:dimension="x" chart:name="primary-x" chart:style-name="ch4" chartooo:axis-type="auto">
            <chartooo:date-scale/>
            <chart:categories table:cell-range-address="Sheet1.N5:Sheet1.N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5:Sheet1.O35" chart:label-cell-address="Sheet1.O4:Sheet1.O4" chart:class="chart:line">
            <chart:data-point chart:repeated="31"/>
          </chart:series>
          <chart:series chart:style-name="ch7" chart:values-cell-range-address="Sheet1.P5:Sheet1.P35" chart:label-cell-address="Sheet1.P4:Sheet1.P4" chart:class="chart:line">
            <chart:data-point chart:repeated="31"/>
          </chart:series>
          <chart:series chart:style-name="ch8" chart:values-cell-range-address="Sheet1.Q5:Sheet1.Q35" chart:label-cell-address="Sheet1.Q4:Sheet1.Q4" chart:class="chart:line">
            <chart:data-point chart:repeated="31"/>
          </chart:series>
          <chart:series chart:style-name="ch9" chart:values-cell-range-address="Sheet1.R5:Sheet1.R35" chart:label-cell-address="Sheet1.R4:Sheet1.R4" chart:class="chart:line">
            <chart:data-point chart:repeated="31"/>
          </chart:series>
          <chart:series chart:style-name="ch10" chart:values-cell-range-address="Sheet1.S5:Sheet1.S35" chart:label-cell-address="Sheet1.S4:Sheet1.S4" chart:class="chart:line">
            <chart:data-point chart:repeated="31"/>
          </chart:series>
          <chart:series chart:style-name="ch11" chart:values-cell-range-address="Sheet1.T5:Sheet1.T35" chart:label-cell-address="Sheet1.T4:Sheet1.T4" chart:class="chart:line">
            <chart:data-point chart:repeated="31"/>
          </chart:series>
          <chart:series chart:style-name="ch12" chart:values-cell-range-address="Sheet1.U5:Sheet1.U35" chart:label-cell-address="Sheet1.U4:Sheet1.U4" chart:class="chart:line">
            <chart:data-point chart:repeated="31"/>
          </chart:series>
          <chart:series chart:style-name="ch13" chart:values-cell-range-address="Sheet1.V5:Sheet1.V35" chart:label-cell-address="Sheet1.V4:Sheet1.V4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4359578</text:p>
                <draw:g>
                  <svg:desc>Sheet1.O4:Sheet1.O4</svg:desc>
                </draw:g>
              </table:table-cell>
              <table:table-cell office:value-type="string">
                <text:p>0.2790129915</text:p>
                <draw:g>
                  <svg:desc>Sheet1.P4:Sheet1.P4</svg:desc>
                </draw:g>
              </table:table-cell>
              <table:table-cell office:value-type="string">
                <text:p>0.5580259831</text:p>
                <draw:g>
                  <svg:desc>Sheet1.Q4:Sheet1.Q4</svg:desc>
                </draw:g>
              </table:table-cell>
              <table:table-cell office:value-type="string">
                <text:p>1.1160519662</text:p>
                <draw:g>
                  <svg:desc>Sheet1.R4:Sheet1.R4</svg:desc>
                </draw:g>
              </table:table-cell>
              <table:table-cell office:value-type="string">
                <text:p>2.2321039323</text:p>
                <draw:g>
                  <svg:desc>Sheet1.S4:Sheet1.S4</svg:desc>
                </draw:g>
              </table:table-cell>
              <table:table-cell office:value-type="string">
                <text:p>4.4642078647</text:p>
                <draw:g>
                  <svg:desc>Sheet1.T4:Sheet1.T4</svg:desc>
                </draw:g>
              </table:table-cell>
              <table:table-cell office:value-type="string">
                <text:p>8.9284157294</text:p>
                <draw:g>
                  <svg:desc>Sheet1.U4:Sheet1.U4</svg:desc>
                </draw:g>
              </table:table-cell>
              <table:table-cell office:value-type="string">
                <text:p>17.8568314587</text:p>
                <draw:g>
                  <svg:desc>Sheet1.V4:Sheet1.V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N5:Sheet1.N35</svg:desc>
                </draw:g>
              </table:table-cell>
              <table:table-cell office:value-type="float" office:value="0">
                <text:p>0</text:p>
                <draw:g>
                  <svg:desc>Sheet1.O5:Sheet1.O35</svg:desc>
                </draw:g>
              </table:table-cell>
              <table:table-cell office:value-type="float" office:value="0">
                <text:p>0</text:p>
                <draw:g>
                  <svg:desc>Sheet1.P5:Sheet1.P35</svg:desc>
                </draw:g>
              </table:table-cell>
              <table:table-cell office:value-type="float" office:value="0">
                <text:p>0</text:p>
                <draw:g>
                  <svg:desc>Sheet1.Q5:Sheet1.Q35</svg:desc>
                </draw:g>
              </table:table-cell>
              <table:table-cell office:value-type="float" office:value="0">
                <text:p>0</text:p>
                <draw:g>
                  <svg:desc>Sheet1.R5:Sheet1.R35</svg:desc>
                </draw:g>
              </table:table-cell>
              <table:table-cell office:value-type="float" office:value="0">
                <text:p>0</text:p>
                <draw:g>
                  <svg:desc>Sheet1.S5:Sheet1.S35</svg:desc>
                </draw:g>
              </table:table-cell>
              <table:table-cell office:value-type="float" office:value="0">
                <text:p>0</text:p>
                <draw:g>
                  <svg:desc>Sheet1.T5:Sheet1.T35</svg:desc>
                </draw:g>
              </table:table-cell>
              <table:table-cell office:value-type="float" office:value="0">
                <text:p>0</text:p>
                <draw:g>
                  <svg:desc>Sheet1.U5:Sheet1.U35</svg:desc>
                </draw:g>
              </table:table-cell>
              <table:table-cell office:value-type="float" office:value="0">
                <text:p>0</text:p>
                <draw:g>
                  <svg:desc>Sheet1.V5:Sheet1.V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9385">
                <text:p>0.949385</text:p>
              </table:table-cell>
              <table:table-cell office:value-type="float" office:value="0.950301">
                <text:p>0.950301</text:p>
              </table:table-cell>
              <table:table-cell office:value-type="float" office:value="0.950126">
                <text:p>0.950126</text:p>
              </table:table-cell>
              <table:table-cell office:value-type="float" office:value="0.950039">
                <text:p>0.950039</text:p>
              </table:table-cell>
              <table:table-cell office:value-type="float" office:value="0.95235">
                <text:p>0.95235</text:p>
              </table:table-cell>
              <table:table-cell office:value-type="float" office:value="0.952437">
                <text:p>0.952437</text:p>
              </table:table-cell>
              <table:table-cell office:value-type="float" office:value="0.952306">
                <text:p>0.952306</text:p>
              </table:table-cell>
              <table:table-cell office:value-type="float" office:value="0.951522">
                <text:p>0.951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3135">
                <text:p>0.953135</text:p>
              </table:table-cell>
              <table:table-cell office:value-type="float" office:value="0.947511">
                <text:p>0.947511</text:p>
              </table:table-cell>
              <table:table-cell office:value-type="float" office:value="0.947598">
                <text:p>0.947598</text:p>
              </table:table-cell>
              <table:table-cell office:value-type="float" office:value="0.94799">
                <text:p>0.94799</text:p>
              </table:table-cell>
              <table:table-cell office:value-type="float" office:value="0.950562">
                <text:p>0.950562</text:p>
              </table:table-cell>
              <table:table-cell office:value-type="float" office:value="0.950562">
                <text:p>0.950562</text:p>
              </table:table-cell>
              <table:table-cell office:value-type="float" office:value="0.95065">
                <text:p>0.95065</text:p>
              </table:table-cell>
              <table:table-cell office:value-type="float" office:value="0.952175">
                <text:p>0.9521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344">
                <text:p>0.95344</text:p>
              </table:table-cell>
              <table:table-cell office:value-type="float" office:value="0.951391">
                <text:p>0.951391</text:p>
              </table:table-cell>
              <table:table-cell office:value-type="float" office:value="0.949734">
                <text:p>0.949734</text:p>
              </table:table-cell>
              <table:table-cell office:value-type="float" office:value="0.950301">
                <text:p>0.950301</text:p>
              </table:table-cell>
              <table:table-cell office:value-type="float" office:value="0.951347">
                <text:p>0.951347</text:p>
              </table:table-cell>
              <table:table-cell office:value-type="float" office:value="0.951522">
                <text:p>0.951522</text:p>
              </table:table-cell>
              <table:table-cell office:value-type="float" office:value="0.951434">
                <text:p>0.951434</text:p>
              </table:table-cell>
              <table:table-cell office:value-type="float" office:value="0.953265">
                <text:p>0.9532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2132">
                <text:p>0.952132</text:p>
              </table:table-cell>
              <table:table-cell office:value-type="float" office:value="0.954966">
                <text:p>0.954966</text:p>
              </table:table-cell>
              <table:table-cell office:value-type="float" office:value="0.954878">
                <text:p>0.954878</text:p>
              </table:table-cell>
              <table:table-cell office:value-type="float" office:value="0.954748">
                <text:p>0.954748</text:p>
              </table:table-cell>
              <table:table-cell office:value-type="float" office:value="0.95235">
                <text:p>0.95235</text:p>
              </table:table-cell>
              <table:table-cell office:value-type="float" office:value="0.952393">
                <text:p>0.952393</text:p>
              </table:table-cell>
              <table:table-cell office:value-type="float" office:value="0.952742">
                <text:p>0.952742</text:p>
              </table:table-cell>
              <table:table-cell office:value-type="float" office:value="0.953222">
                <text:p>0.9532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5271">
                <text:p>0.955271</text:p>
              </table:table-cell>
              <table:table-cell office:value-type="float" office:value="0.953745">
                <text:p>0.953745</text:p>
              </table:table-cell>
              <table:table-cell office:value-type="float" office:value="0.95344">
                <text:p>0.95344</text:p>
              </table:table-cell>
              <table:table-cell office:value-type="float" office:value="0.953004">
                <text:p>0.953004</text:p>
              </table:table-cell>
              <table:table-cell office:value-type="float" office:value="0.954617">
                <text:p>0.954617</text:p>
              </table:table-cell>
              <table:table-cell office:value-type="float" office:value="0.954617">
                <text:p>0.954617</text:p>
              </table:table-cell>
              <table:table-cell office:value-type="float" office:value="0.954704">
                <text:p>0.954704</text:p>
              </table:table-cell>
              <table:table-cell office:value-type="float" office:value="0.952393">
                <text:p>0.9523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4573">
                <text:p>0.954573</text:p>
              </table:table-cell>
              <table:table-cell office:value-type="float" office:value="0.955227">
                <text:p>0.955227</text:p>
              </table:table-cell>
              <table:table-cell office:value-type="float" office:value="0.955096">
                <text:p>0.955096</text:p>
              </table:table-cell>
              <table:table-cell office:value-type="float" office:value="0.955271">
                <text:p>0.955271</text:p>
              </table:table-cell>
              <table:table-cell office:value-type="float" office:value="0.955358">
                <text:p>0.955358</text:p>
              </table:table-cell>
              <table:table-cell office:value-type="float" office:value="0.955358">
                <text:p>0.955358</text:p>
              </table:table-cell>
              <table:table-cell office:value-type="float" office:value="0.955402">
                <text:p>0.955402</text:p>
              </table:table-cell>
              <table:table-cell office:value-type="float" office:value="0.954791">
                <text:p>0.9547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1609">
                <text:p>0.951609</text:p>
              </table:table-cell>
              <table:table-cell office:value-type="float" office:value="0.953265">
                <text:p>0.953265</text:p>
              </table:table-cell>
              <table:table-cell office:value-type="float" office:value="0.95405">
                <text:p>0.95405</text:p>
              </table:table-cell>
              <table:table-cell office:value-type="float" office:value="0.953963">
                <text:p>0.953963</text:p>
              </table:table-cell>
              <table:table-cell office:value-type="float" office:value="0.954224">
                <text:p>0.954224</text:p>
              </table:table-cell>
              <table:table-cell office:value-type="float" office:value="0.954094">
                <text:p>0.954094</text:p>
              </table:table-cell>
              <table:table-cell office:value-type="float" office:value="0.953876">
                <text:p>0.953876</text:p>
              </table:table-cell>
              <table:table-cell office:value-type="float" office:value="0.95357">
                <text:p>0.953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5009">
                <text:p>0.955009</text:p>
              </table:table-cell>
              <table:table-cell office:value-type="float" office:value="0.954268">
                <text:p>0.954268</text:p>
              </table:table-cell>
              <table:table-cell office:value-type="float" office:value="0.954137">
                <text:p>0.954137</text:p>
              </table:table-cell>
              <table:table-cell office:value-type="float" office:value="0.954442">
                <text:p>0.954442</text:p>
              </table:table-cell>
              <table:table-cell office:value-type="float" office:value="0.953919">
                <text:p>0.953919</text:p>
              </table:table-cell>
              <table:table-cell office:value-type="float" office:value="0.953963">
                <text:p>0.953963</text:p>
              </table:table-cell>
              <table:table-cell office:value-type="float" office:value="0.953832">
                <text:p>0.953832</text:p>
              </table:table-cell>
              <table:table-cell office:value-type="float" office:value="0.954486">
                <text:p>0.9544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3178">
                <text:p>0.953178</text:p>
              </table:table-cell>
              <table:table-cell office:value-type="float" office:value="0.955445">
                <text:p>0.955445</text:p>
              </table:table-cell>
              <table:table-cell office:value-type="float" office:value="0.955358">
                <text:p>0.955358</text:p>
              </table:table-cell>
              <table:table-cell office:value-type="float" office:value="0.955314">
                <text:p>0.955314</text:p>
              </table:table-cell>
              <table:table-cell office:value-type="float" office:value="0.953353">
                <text:p>0.953353</text:p>
              </table:table-cell>
              <table:table-cell office:value-type="float" office:value="0.953483">
                <text:p>0.953483</text:p>
              </table:table-cell>
              <table:table-cell office:value-type="float" office:value="0.953353">
                <text:p>0.953353</text:p>
              </table:table-cell>
              <table:table-cell office:value-type="float" office:value="0.952699">
                <text:p>0.9526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5358">
                <text:p>0.955358</text:p>
              </table:table-cell>
              <table:table-cell office:value-type="float" office:value="0.953353">
                <text:p>0.953353</text:p>
              </table:table-cell>
              <table:table-cell office:value-type="float" office:value="0.953265">
                <text:p>0.953265</text:p>
              </table:table-cell>
              <table:table-cell office:value-type="float" office:value="0.953658">
                <text:p>0.953658</text:p>
              </table:table-cell>
              <table:table-cell office:value-type="float" office:value="0.955489">
                <text:p>0.955489</text:p>
              </table:table-cell>
              <table:table-cell office:value-type="float" office:value="0.955576">
                <text:p>0.955576</text:p>
              </table:table-cell>
              <table:table-cell office:value-type="float" office:value="0.955271">
                <text:p>0.955271</text:p>
              </table:table-cell>
              <table:table-cell office:value-type="float" office:value="0.953701">
                <text:p>0.9537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5445">
                <text:p>0.955445</text:p>
              </table:table-cell>
              <table:table-cell office:value-type="float" office:value="0.954835">
                <text:p>0.954835</text:p>
              </table:table-cell>
              <table:table-cell office:value-type="float" office:value="0.955009">
                <text:p>0.955009</text:p>
              </table:table-cell>
              <table:table-cell office:value-type="float" office:value="0.954878">
                <text:p>0.954878</text:p>
              </table:table-cell>
              <table:table-cell office:value-type="float" office:value="0.953701">
                <text:p>0.953701</text:p>
              </table:table-cell>
              <table:table-cell office:value-type="float" office:value="0.95357">
                <text:p>0.95357</text:p>
              </table:table-cell>
              <table:table-cell office:value-type="float" office:value="0.953614">
                <text:p>0.953614</text:p>
              </table:table-cell>
              <table:table-cell office:value-type="float" office:value="0.951216">
                <text:p>0.9512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3396">
                <text:p>0.953396</text:p>
              </table:table-cell>
              <table:table-cell office:value-type="float" office:value="0.95296">
                <text:p>0.95296</text:p>
              </table:table-cell>
              <table:table-cell office:value-type="float" office:value="0.953178">
                <text:p>0.953178</text:p>
              </table:table-cell>
              <table:table-cell office:value-type="float" office:value="0.952829">
                <text:p>0.952829</text:p>
              </table:table-cell>
              <table:table-cell office:value-type="float" office:value="0.954966">
                <text:p>0.954966</text:p>
              </table:table-cell>
              <table:table-cell office:value-type="float" office:value="0.955009">
                <text:p>0.955009</text:p>
              </table:table-cell>
              <table:table-cell office:value-type="float" office:value="0.954922">
                <text:p>0.954922</text:p>
              </table:table-cell>
              <table:table-cell office:value-type="float" office:value="0.954486">
                <text:p>0.9544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4442">
                <text:p>0.954442</text:p>
              </table:table-cell>
              <table:table-cell office:value-type="float" office:value="0.954791">
                <text:p>0.954791</text:p>
              </table:table-cell>
              <table:table-cell office:value-type="float" office:value="0.954268">
                <text:p>0.954268</text:p>
              </table:table-cell>
              <table:table-cell office:value-type="float" office:value="0.954224">
                <text:p>0.954224</text:p>
              </table:table-cell>
              <table:table-cell office:value-type="float" office:value="0.95296">
                <text:p>0.95296</text:p>
              </table:table-cell>
              <table:table-cell office:value-type="float" office:value="0.952917">
                <text:p>0.952917</text:p>
              </table:table-cell>
              <table:table-cell office:value-type="float" office:value="0.952873">
                <text:p>0.952873</text:p>
              </table:table-cell>
              <table:table-cell office:value-type="float" office:value="0.955358">
                <text:p>0.9553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5445">
                <text:p>0.955445</text:p>
              </table:table-cell>
              <table:table-cell office:value-type="float" office:value="0.954573">
                <text:p>0.954573</text:p>
              </table:table-cell>
              <table:table-cell office:value-type="float" office:value="0.95514">
                <text:p>0.95514</text:p>
              </table:table-cell>
              <table:table-cell office:value-type="float" office:value="0.955402">
                <text:p>0.955402</text:p>
              </table:table-cell>
              <table:table-cell office:value-type="float" office:value="0.953919">
                <text:p>0.953919</text:p>
              </table:table-cell>
              <table:table-cell office:value-type="float" office:value="0.95405">
                <text:p>0.95405</text:p>
              </table:table-cell>
              <table:table-cell office:value-type="float" office:value="0.953919">
                <text:p>0.953919</text:p>
              </table:table-cell>
              <table:table-cell office:value-type="float" office:value="0.953396">
                <text:p>0.9533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55314">
                <text:p>0.955314</text:p>
              </table:table-cell>
              <table:table-cell office:value-type="float" office:value="0.952873">
                <text:p>0.952873</text:p>
              </table:table-cell>
              <table:table-cell office:value-type="float" office:value="0.953004">
                <text:p>0.953004</text:p>
              </table:table-cell>
              <table:table-cell office:value-type="float" office:value="0.95405">
                <text:p>0.95405</text:p>
              </table:table-cell>
              <table:table-cell office:value-type="float" office:value="0.955489">
                <text:p>0.955489</text:p>
              </table:table-cell>
              <table:table-cell office:value-type="float" office:value="0.955663">
                <text:p>0.955663</text:p>
              </table:table-cell>
              <table:table-cell office:value-type="float" office:value="0.95562">
                <text:p>0.95562</text:p>
              </table:table-cell>
              <table:table-cell office:value-type="float" office:value="0.955489">
                <text:p>0.9554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562">
                <text:p>0.95562</text:p>
              </table:table-cell>
              <table:table-cell office:value-type="float" office:value="0.953701">
                <text:p>0.953701</text:p>
              </table:table-cell>
              <table:table-cell office:value-type="float" office:value="0.952699">
                <text:p>0.952699</text:p>
              </table:table-cell>
              <table:table-cell office:value-type="float" office:value="0.953265">
                <text:p>0.953265</text:p>
              </table:table-cell>
              <table:table-cell office:value-type="float" office:value="0.954181">
                <text:p>0.954181</text:p>
              </table:table-cell>
              <table:table-cell office:value-type="float" office:value="0.954224">
                <text:p>0.954224</text:p>
              </table:table-cell>
              <table:table-cell office:value-type="float" office:value="0.954312">
                <text:p>0.954312</text:p>
              </table:table-cell>
              <table:table-cell office:value-type="float" office:value="0.955925">
                <text:p>0.9559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3178">
                <text:p>0.953178</text:p>
              </table:table-cell>
              <table:table-cell office:value-type="float" office:value="0.955794">
                <text:p>0.955794</text:p>
              </table:table-cell>
              <table:table-cell office:value-type="float" office:value="0.955358">
                <text:p>0.955358</text:p>
              </table:table-cell>
              <table:table-cell office:value-type="float" office:value="0.954442">
                <text:p>0.954442</text:p>
              </table:table-cell>
              <table:table-cell office:value-type="float" office:value="0.955663">
                <text:p>0.955663</text:p>
              </table:table-cell>
              <table:table-cell office:value-type="float" office:value="0.955663">
                <text:p>0.955663</text:p>
              </table:table-cell>
              <table:table-cell office:value-type="float" office:value="0.955663">
                <text:p>0.955663</text:p>
              </table:table-cell>
              <table:table-cell office:value-type="float" office:value="0.954878">
                <text:p>0.9548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4791">
                <text:p>0.954791</text:p>
              </table:table-cell>
              <table:table-cell office:value-type="float" office:value="0.95514">
                <text:p>0.95514</text:p>
              </table:table-cell>
              <table:table-cell office:value-type="float" office:value="0.955968">
                <text:p>0.955968</text:p>
              </table:table-cell>
              <table:table-cell office:value-type="float" office:value="0.956099">
                <text:p>0.956099</text:p>
              </table:table-cell>
              <table:table-cell office:value-type="float" office:value="0.955532">
                <text:p>0.955532</text:p>
              </table:table-cell>
              <table:table-cell office:value-type="float" office:value="0.955358">
                <text:p>0.955358</text:p>
              </table:table-cell>
              <table:table-cell office:value-type="float" office:value="0.955402">
                <text:p>0.955402</text:p>
              </table:table-cell>
              <table:table-cell office:value-type="float" office:value="0.955925">
                <text:p>0.9559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5837">
                <text:p>0.955837</text:p>
              </table:table-cell>
              <table:table-cell office:value-type="float" office:value="0.954355">
                <text:p>0.954355</text:p>
              </table:table-cell>
              <table:table-cell office:value-type="float" office:value="0.955358">
                <text:p>0.955358</text:p>
              </table:table-cell>
              <table:table-cell office:value-type="float" office:value="0.955532">
                <text:p>0.955532</text:p>
              </table:table-cell>
              <table:table-cell office:value-type="float" office:value="0.955794">
                <text:p>0.955794</text:p>
              </table:table-cell>
              <table:table-cell office:value-type="float" office:value="0.955837">
                <text:p>0.955837</text:p>
              </table:table-cell>
              <table:table-cell office:value-type="float" office:value="0.955707">
                <text:p>0.955707</text:p>
              </table:table-cell>
              <table:table-cell office:value-type="float" office:value="0.955532">
                <text:p>0.9555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6491">
                <text:p>0.956491</text:p>
              </table:table-cell>
              <table:table-cell office:value-type="float" office:value="0.95296">
                <text:p>0.95296</text:p>
              </table:table-cell>
              <table:table-cell office:value-type="float" office:value="0.953353">
                <text:p>0.953353</text:p>
              </table:table-cell>
              <table:table-cell office:value-type="float" office:value="0.953396">
                <text:p>0.953396</text:p>
              </table:table-cell>
              <table:table-cell office:value-type="float" office:value="0.955314">
                <text:p>0.955314</text:p>
              </table:table-cell>
              <table:table-cell office:value-type="float" office:value="0.955532">
                <text:p>0.955532</text:p>
              </table:table-cell>
              <table:table-cell office:value-type="float" office:value="0.954835">
                <text:p>0.954835</text:p>
              </table:table-cell>
              <table:table-cell office:value-type="float" office:value="0.955576">
                <text:p>0.9555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6143">
                <text:p>0.956143</text:p>
              </table:table-cell>
              <table:table-cell office:value-type="float" office:value="0.952306">
                <text:p>0.952306</text:p>
              </table:table-cell>
              <table:table-cell office:value-type="float" office:value="0.952045">
                <text:p>0.952045</text:p>
              </table:table-cell>
              <table:table-cell office:value-type="float" office:value="0.952524">
                <text:p>0.952524</text:p>
              </table:table-cell>
              <table:table-cell office:value-type="float" office:value="0.955881">
                <text:p>0.955881</text:p>
              </table:table-cell>
              <table:table-cell office:value-type="float" office:value="0.955968">
                <text:p>0.955968</text:p>
              </table:table-cell>
              <table:table-cell office:value-type="float" office:value="0.956012">
                <text:p>0.956012</text:p>
              </table:table-cell>
              <table:table-cell office:value-type="float" office:value="0.955227">
                <text:p>0.95522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5968">
                <text:p>0.955968</text:p>
              </table:table-cell>
              <table:table-cell office:value-type="float" office:value="0.956055">
                <text:p>0.956055</text:p>
              </table:table-cell>
              <table:table-cell office:value-type="float" office:value="0.956143">
                <text:p>0.956143</text:p>
              </table:table-cell>
              <table:table-cell office:value-type="float" office:value="0.956186">
                <text:p>0.956186</text:p>
              </table:table-cell>
              <table:table-cell office:value-type="float" office:value="0.955707">
                <text:p>0.955707</text:p>
              </table:table-cell>
              <table:table-cell office:value-type="float" office:value="0.955663">
                <text:p>0.955663</text:p>
              </table:table-cell>
              <table:table-cell office:value-type="float" office:value="0.955663">
                <text:p>0.955663</text:p>
              </table:table-cell>
              <table:table-cell office:value-type="float" office:value="0.95453">
                <text:p>0.9545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2699">
                <text:p>0.952699</text:p>
              </table:table-cell>
              <table:table-cell office:value-type="float" office:value="0.95623">
                <text:p>0.95623</text:p>
              </table:table-cell>
              <table:table-cell office:value-type="float" office:value="0.956055">
                <text:p>0.956055</text:p>
              </table:table-cell>
              <table:table-cell office:value-type="float" office:value="0.956361">
                <text:p>0.956361</text:p>
              </table:table-cell>
              <table:table-cell office:value-type="float" office:value="0.954399">
                <text:p>0.954399</text:p>
              </table:table-cell>
              <table:table-cell office:value-type="float" office:value="0.954399">
                <text:p>0.954399</text:p>
              </table:table-cell>
              <table:table-cell office:value-type="float" office:value="0.954399">
                <text:p>0.954399</text:p>
              </table:table-cell>
              <table:table-cell office:value-type="float" office:value="0.955314">
                <text:p>0.95531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6273">
                <text:p>0.956273</text:p>
              </table:table-cell>
              <table:table-cell office:value-type="float" office:value="0.955532">
                <text:p>0.955532</text:p>
              </table:table-cell>
              <table:table-cell office:value-type="float" office:value="0.956448">
                <text:p>0.956448</text:p>
              </table:table-cell>
              <table:table-cell office:value-type="float" office:value="0.956186">
                <text:p>0.956186</text:p>
              </table:table-cell>
              <table:table-cell office:value-type="float" office:value="0.955053">
                <text:p>0.955053</text:p>
              </table:table-cell>
              <table:table-cell office:value-type="float" office:value="0.954966">
                <text:p>0.954966</text:p>
              </table:table-cell>
              <table:table-cell office:value-type="float" office:value="0.954835">
                <text:p>0.954835</text:p>
              </table:table-cell>
              <table:table-cell office:value-type="float" office:value="0.955663">
                <text:p>0.9556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6099">
                <text:p>0.956099</text:p>
              </table:table-cell>
              <table:table-cell office:value-type="float" office:value="0.956143">
                <text:p>0.956143</text:p>
              </table:table-cell>
              <table:table-cell office:value-type="float" office:value="0.95623">
                <text:p>0.95623</text:p>
              </table:table-cell>
              <table:table-cell office:value-type="float" office:value="0.956143">
                <text:p>0.956143</text:p>
              </table:table-cell>
              <table:table-cell office:value-type="float" office:value="0.955184">
                <text:p>0.955184</text:p>
              </table:table-cell>
              <table:table-cell office:value-type="float" office:value="0.955096">
                <text:p>0.955096</text:p>
              </table:table-cell>
              <table:table-cell office:value-type="float" office:value="0.955314">
                <text:p>0.955314</text:p>
              </table:table-cell>
              <table:table-cell office:value-type="float" office:value="0.951304">
                <text:p>0.9513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5794">
                <text:p>0.955794</text:p>
              </table:table-cell>
              <table:table-cell office:value-type="float" office:value="0.956448">
                <text:p>0.956448</text:p>
              </table:table-cell>
              <table:table-cell office:value-type="float" office:value="0.956143">
                <text:p>0.956143</text:p>
              </table:table-cell>
              <table:table-cell office:value-type="float" office:value="0.956099">
                <text:p>0.956099</text:p>
              </table:table-cell>
              <table:table-cell office:value-type="float" office:value="0.956012">
                <text:p>0.956012</text:p>
              </table:table-cell>
              <table:table-cell office:value-type="float" office:value="0.956143">
                <text:p>0.956143</text:p>
              </table:table-cell>
              <table:table-cell office:value-type="float" office:value="0.956012">
                <text:p>0.956012</text:p>
              </table:table-cell>
              <table:table-cell office:value-type="float" office:value="0.956317">
                <text:p>0.95631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5707">
                <text:p>0.955707</text:p>
              </table:table-cell>
              <table:table-cell office:value-type="float" office:value="0.956186">
                <text:p>0.956186</text:p>
              </table:table-cell>
              <table:table-cell office:value-type="float" office:value="0.955837">
                <text:p>0.955837</text:p>
              </table:table-cell>
              <table:table-cell office:value-type="float" office:value="0.95623">
                <text:p>0.95623</text:p>
              </table:table-cell>
              <table:table-cell office:value-type="float" office:value="0.956186">
                <text:p>0.956186</text:p>
              </table:table-cell>
              <table:table-cell office:value-type="float" office:value="0.956186">
                <text:p>0.956186</text:p>
              </table:table-cell>
              <table:table-cell office:value-type="float" office:value="0.956273">
                <text:p>0.956273</text:p>
              </table:table-cell>
              <table:table-cell office:value-type="float" office:value="0.955489">
                <text:p>0.9554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4224">
                <text:p>0.954224</text:p>
              </table:table-cell>
              <table:table-cell office:value-type="float" office:value="0.956099">
                <text:p>0.956099</text:p>
              </table:table-cell>
              <table:table-cell office:value-type="float" office:value="0.955881">
                <text:p>0.955881</text:p>
              </table:table-cell>
              <table:table-cell office:value-type="float" office:value="0.955881">
                <text:p>0.955881</text:p>
              </table:table-cell>
              <table:table-cell office:value-type="float" office:value="0.956055">
                <text:p>0.956055</text:p>
              </table:table-cell>
              <table:table-cell office:value-type="float" office:value="0.95623">
                <text:p>0.95623</text:p>
              </table:table-cell>
              <table:table-cell office:value-type="float" office:value="0.956099">
                <text:p>0.956099</text:p>
              </table:table-cell>
              <table:table-cell office:value-type="float" office:value="0.953963">
                <text:p>0.95396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6535">
                <text:p>0.956535</text:p>
              </table:table-cell>
              <table:table-cell office:value-type="float" office:value="0.956143">
                <text:p>0.956143</text:p>
              </table:table-cell>
              <table:table-cell office:value-type="float" office:value="0.955968">
                <text:p>0.955968</text:p>
              </table:table-cell>
              <table:table-cell office:value-type="float" office:value="0.956186">
                <text:p>0.956186</text:p>
              </table:table-cell>
              <table:table-cell office:value-type="float" office:value="0.956273">
                <text:p>0.956273</text:p>
              </table:table-cell>
              <table:table-cell office:value-type="float" office:value="0.956404">
                <text:p>0.956404</text:p>
              </table:table-cell>
              <table:table-cell office:value-type="float" office:value="0.95623">
                <text:p>0.95623</text:p>
              </table:table-cell>
              <table:table-cell office:value-type="float" office:value="0.956012">
                <text:p>0.9560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357">
                <text:p>0.95357</text:p>
              </table:table-cell>
              <table:table-cell office:value-type="float" office:value="0.954224">
                <text:p>0.954224</text:p>
              </table:table-cell>
              <table:table-cell office:value-type="float" office:value="0.953919">
                <text:p>0.953919</text:p>
              </table:table-cell>
              <table:table-cell office:value-type="float" office:value="0.953876">
                <text:p>0.953876</text:p>
              </table:table-cell>
              <table:table-cell office:value-type="float" office:value="0.952437">
                <text:p>0.952437</text:p>
              </table:table-cell>
              <table:table-cell office:value-type="float" office:value="0.952699">
                <text:p>0.952699</text:p>
              </table:table-cell>
              <table:table-cell office:value-type="float" office:value="0.952393">
                <text:p>0.952393</text:p>
              </table:table-cell>
              <table:table-cell office:value-type="float" office:value="0.95623">
                <text:p>0.956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6cm" svg:height="9.005cm" xlink:href=".." xlink:type="simple" chart:class="chart:line" chart:style-name="ch1">
        <chart:legend chart:legend-position="end" svg:x="12.344cm" svg:y="2.46cm" style:legend-expansion="high" chart:style-name="ch2"/>
        <chart:plot-area chart:style-name="ch3" table:cell-range-address="Sheet1.X4:Sheet1.AF35" chart:data-source-has-labels="both" svg:x="0.32cm" svg:y="0.18cm" svg:width="11.704cm" svg:height="8.645cm">
          <chartooo:coordinate-region svg:x="1.047cm" svg:y="0.38cm" svg:width="10.838cm" svg:height="7.653cm"/>
          <chart:axis chart:dimension="x" chart:name="primary-x" chart:style-name="ch4" chartooo:axis-type="auto">
            <chartooo:date-scale/>
            <chart:categories table:cell-range-address="Sheet1.X5:Sheet1.X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Y5:Sheet1.Y35" chart:label-cell-address="Sheet1.Y4:Sheet1.Y4" chart:class="chart:line">
            <chart:data-point chart:repeated="31"/>
          </chart:series>
          <chart:series chart:style-name="ch7" chart:values-cell-range-address="Sheet1.Z5:Sheet1.Z35" chart:label-cell-address="Sheet1.Z4:Sheet1.Z4" chart:class="chart:line">
            <chart:data-point chart:repeated="31"/>
          </chart:series>
          <chart:series chart:style-name="ch8" chart:values-cell-range-address="Sheet1.AA5:Sheet1.AA35" chart:label-cell-address="Sheet1.AA4:Sheet1.AA4" chart:class="chart:line">
            <chart:data-point chart:repeated="31"/>
          </chart:series>
          <chart:series chart:style-name="ch9" chart:values-cell-range-address="Sheet1.AB5:Sheet1.AB35" chart:label-cell-address="Sheet1.AB4:Sheet1.AB4" chart:class="chart:line">
            <chart:data-point chart:repeated="31"/>
          </chart:series>
          <chart:series chart:style-name="ch10" chart:values-cell-range-address="Sheet1.AC5:Sheet1.AC35" chart:label-cell-address="Sheet1.AC4:Sheet1.AC4" chart:class="chart:line">
            <chart:data-point chart:repeated="31"/>
          </chart:series>
          <chart:series chart:style-name="ch11" chart:values-cell-range-address="Sheet1.AD5:Sheet1.AD35" chart:label-cell-address="Sheet1.AD4:Sheet1.AD4" chart:class="chart:line">
            <chart:data-point chart:repeated="31"/>
          </chart:series>
          <chart:series chart:style-name="ch12" chart:values-cell-range-address="Sheet1.AE5:Sheet1.AE35" chart:label-cell-address="Sheet1.AE4:Sheet1.AE4" chart:class="chart:line">
            <chart:data-point chart:repeated="31"/>
          </chart:series>
          <chart:series chart:style-name="ch13" chart:values-cell-range-address="Sheet1.AF5:Sheet1.AF35" chart:label-cell-address="Sheet1.AF4:Sheet1.AF4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4359578</text:p>
                <draw:g>
                  <svg:desc>Sheet1.Y4:Sheet1.Y4</svg:desc>
                </draw:g>
              </table:table-cell>
              <table:table-cell office:value-type="string">
                <text:p>0.2790129915</text:p>
                <draw:g>
                  <svg:desc>Sheet1.Z4:Sheet1.Z4</svg:desc>
                </draw:g>
              </table:table-cell>
              <table:table-cell office:value-type="string">
                <text:p>0.5580259831</text:p>
                <draw:g>
                  <svg:desc>Sheet1.AA4:Sheet1.AA4</svg:desc>
                </draw:g>
              </table:table-cell>
              <table:table-cell office:value-type="string">
                <text:p>1.1160519662</text:p>
                <draw:g>
                  <svg:desc>Sheet1.AB4:Sheet1.AB4</svg:desc>
                </draw:g>
              </table:table-cell>
              <table:table-cell office:value-type="string">
                <text:p>2.2321039323</text:p>
                <draw:g>
                  <svg:desc>Sheet1.AC4:Sheet1.AC4</svg:desc>
                </draw:g>
              </table:table-cell>
              <table:table-cell office:value-type="string">
                <text:p>4.4642078647</text:p>
                <draw:g>
                  <svg:desc>Sheet1.AD4:Sheet1.AD4</svg:desc>
                </draw:g>
              </table:table-cell>
              <table:table-cell office:value-type="string">
                <text:p>8.9284157294</text:p>
                <draw:g>
                  <svg:desc>Sheet1.AE4:Sheet1.AE4</svg:desc>
                </draw:g>
              </table:table-cell>
              <table:table-cell office:value-type="string">
                <text:p>17.8568314587</text:p>
                <draw:g>
                  <svg:desc>Sheet1.AF4:Sheet1.A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X5:Sheet1.X35</svg:desc>
                </draw:g>
              </table:table-cell>
              <table:table-cell office:value-type="float" office:value="0">
                <text:p>0</text:p>
                <draw:g>
                  <svg:desc>Sheet1.Y5:Sheet1.Y35</svg:desc>
                </draw:g>
              </table:table-cell>
              <table:table-cell office:value-type="float" office:value="0">
                <text:p>0</text:p>
                <draw:g>
                  <svg:desc>Sheet1.Z5:Sheet1.Z35</svg:desc>
                </draw:g>
              </table:table-cell>
              <table:table-cell office:value-type="float" office:value="0">
                <text:p>0</text:p>
                <draw:g>
                  <svg:desc>Sheet1.AA5:Sheet1.AA35</svg:desc>
                </draw:g>
              </table:table-cell>
              <table:table-cell office:value-type="float" office:value="0">
                <text:p>0</text:p>
                <draw:g>
                  <svg:desc>Sheet1.AB5:Sheet1.AB35</svg:desc>
                </draw:g>
              </table:table-cell>
              <table:table-cell office:value-type="float" office:value="0">
                <text:p>0</text:p>
                <draw:g>
                  <svg:desc>Sheet1.AC5:Sheet1.AC35</svg:desc>
                </draw:g>
              </table:table-cell>
              <table:table-cell office:value-type="float" office:value="0">
                <text:p>0</text:p>
                <draw:g>
                  <svg:desc>Sheet1.AD5:Sheet1.AD35</svg:desc>
                </draw:g>
              </table:table-cell>
              <table:table-cell office:value-type="float" office:value="0">
                <text:p>0</text:p>
                <draw:g>
                  <svg:desc>Sheet1.AE5:Sheet1.AE35</svg:desc>
                </draw:g>
              </table:table-cell>
              <table:table-cell office:value-type="float" office:value="0">
                <text:p>0</text:p>
                <draw:g>
                  <svg:desc>Sheet1.AF5:Sheet1.AF3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7406">
                <text:p>0.947406</text:p>
              </table:table-cell>
              <table:table-cell office:value-type="float" office:value="0.948423">
                <text:p>0.948423</text:p>
              </table:table-cell>
              <table:table-cell office:value-type="float" office:value="0.947406">
                <text:p>0.947406</text:p>
              </table:table-cell>
              <table:table-cell office:value-type="float" office:value="0.947304">
                <text:p>0.947304</text:p>
              </table:table-cell>
              <table:table-cell office:value-type="float" office:value="0.950865">
                <text:p>0.950865</text:p>
              </table:table-cell>
              <table:table-cell office:value-type="float" office:value="0.950865">
                <text:p>0.950865</text:p>
              </table:table-cell>
              <table:table-cell office:value-type="float" office:value="0.950865">
                <text:p>0.950865</text:p>
              </table:table-cell>
              <table:table-cell office:value-type="float" office:value="0.951068">
                <text:p>0.9510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1577">
                <text:p>0.951577</text:p>
              </table:table-cell>
              <table:table-cell office:value-type="float" office:value="0.944557">
                <text:p>0.944557</text:p>
              </table:table-cell>
              <table:table-cell office:value-type="float" office:value="0.944863">
                <text:p>0.944863</text:p>
              </table:table-cell>
              <table:table-cell office:value-type="float" office:value="0.944761">
                <text:p>0.944761</text:p>
              </table:table-cell>
              <table:table-cell office:value-type="float" office:value="0.948627">
                <text:p>0.948627</text:p>
              </table:table-cell>
              <table:table-cell office:value-type="float" office:value="0.948525">
                <text:p>0.948525</text:p>
              </table:table-cell>
              <table:table-cell office:value-type="float" office:value="0.948728">
                <text:p>0.948728</text:p>
              </table:table-cell>
              <table:table-cell office:value-type="float" office:value="0.950763">
                <text:p>0.9507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1679">
                <text:p>0.951679</text:p>
              </table:table-cell>
              <table:table-cell office:value-type="float" office:value="0.948932">
                <text:p>0.948932</text:p>
              </table:table-cell>
              <table:table-cell office:value-type="float" office:value="0.948118">
                <text:p>0.948118</text:p>
              </table:table-cell>
              <table:table-cell office:value-type="float" office:value="0.948627">
                <text:p>0.948627</text:p>
              </table:table-cell>
              <table:table-cell office:value-type="float" office:value="0.948525">
                <text:p>0.948525</text:p>
              </table:table-cell>
              <table:table-cell office:value-type="float" office:value="0.94883">
                <text:p>0.94883</text:p>
              </table:table-cell>
              <table:table-cell office:value-type="float" office:value="0.949135">
                <text:p>0.949135</text:p>
              </table:table-cell>
              <table:table-cell office:value-type="float" office:value="0.951373">
                <text:p>0.9513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9542">
                <text:p>0.949542</text:p>
              </table:table-cell>
              <table:table-cell office:value-type="float" office:value="0.951984">
                <text:p>0.951984</text:p>
              </table:table-cell>
              <table:table-cell office:value-type="float" office:value="0.95178">
                <text:p>0.95178</text:p>
              </table:table-cell>
              <table:table-cell office:value-type="float" office:value="0.951679">
                <text:p>0.951679</text:p>
              </table:table-cell>
              <table:table-cell office:value-type="float" office:value="0.950458">
                <text:p>0.950458</text:p>
              </table:table-cell>
              <table:table-cell office:value-type="float" office:value="0.950559">
                <text:p>0.950559</text:p>
              </table:table-cell>
              <table:table-cell office:value-type="float" office:value="0.950763">
                <text:p>0.950763</text:p>
              </table:table-cell>
              <table:table-cell office:value-type="float" office:value="0.951882">
                <text:p>0.9518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679">
                <text:p>0.951679</text:p>
              </table:table-cell>
              <table:table-cell office:value-type="float" office:value="0.951679">
                <text:p>0.951679</text:p>
              </table:table-cell>
              <table:table-cell office:value-type="float" office:value="0.951577">
                <text:p>0.951577</text:p>
              </table:table-cell>
              <table:table-cell office:value-type="float" office:value="0.951068">
                <text:p>0.951068</text:p>
              </table:table-cell>
              <table:table-cell office:value-type="float" office:value="0.951984">
                <text:p>0.951984</text:p>
              </table:table-cell>
              <table:table-cell office:value-type="float" office:value="0.95178">
                <text:p>0.95178</text:p>
              </table:table-cell>
              <table:table-cell office:value-type="float" office:value="0.951984">
                <text:p>0.951984</text:p>
              </table:table-cell>
              <table:table-cell office:value-type="float" office:value="0.950356">
                <text:p>0.9503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2289">
                <text:p>0.952289</text:p>
              </table:table-cell>
              <table:table-cell office:value-type="float" office:value="0.952696">
                <text:p>0.952696</text:p>
              </table:table-cell>
              <table:table-cell office:value-type="float" office:value="0.951984">
                <text:p>0.951984</text:p>
              </table:table-cell>
              <table:table-cell office:value-type="float" office:value="0.952798">
                <text:p>0.952798</text:p>
              </table:table-cell>
              <table:table-cell office:value-type="float" office:value="0.952289">
                <text:p>0.952289</text:p>
              </table:table-cell>
              <table:table-cell office:value-type="float" office:value="0.952492">
                <text:p>0.952492</text:p>
              </table:table-cell>
              <table:table-cell office:value-type="float" office:value="0.952492">
                <text:p>0.952492</text:p>
              </table:table-cell>
              <table:table-cell office:value-type="float" office:value="0.95178">
                <text:p>0.951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49339">
                <text:p>0.949339</text:p>
              </table:table-cell>
              <table:table-cell office:value-type="float" office:value="0.950661">
                <text:p>0.950661</text:p>
              </table:table-cell>
              <table:table-cell office:value-type="float" office:value="0.950865">
                <text:p>0.950865</text:p>
              </table:table-cell>
              <table:table-cell office:value-type="float" office:value="0.950966">
                <text:p>0.950966</text:p>
              </table:table-cell>
              <table:table-cell office:value-type="float" office:value="0.951272">
                <text:p>0.951272</text:p>
              </table:table-cell>
              <table:table-cell office:value-type="float" office:value="0.95117">
                <text:p>0.95117</text:p>
              </table:table-cell>
              <table:table-cell office:value-type="float" office:value="0.951272">
                <text:p>0.951272</text:p>
              </table:table-cell>
              <table:table-cell office:value-type="float" office:value="0.951272">
                <text:p>0.9512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1984">
                <text:p>0.951984</text:p>
              </table:table-cell>
              <table:table-cell office:value-type="float" office:value="0.950966">
                <text:p>0.950966</text:p>
              </table:table-cell>
              <table:table-cell office:value-type="float" office:value="0.951373">
                <text:p>0.951373</text:p>
              </table:table-cell>
              <table:table-cell office:value-type="float" office:value="0.950966">
                <text:p>0.950966</text:p>
              </table:table-cell>
              <table:table-cell office:value-type="float" office:value="0.951679">
                <text:p>0.951679</text:p>
              </table:table-cell>
              <table:table-cell office:value-type="float" office:value="0.95178">
                <text:p>0.95178</text:p>
              </table:table-cell>
              <table:table-cell office:value-type="float" office:value="0.951475">
                <text:p>0.951475</text:p>
              </table:table-cell>
              <table:table-cell office:value-type="float" office:value="0.951984">
                <text:p>0.9519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0661">
                <text:p>0.950661</text:p>
              </table:table-cell>
              <table:table-cell office:value-type="float" office:value="0.952492">
                <text:p>0.952492</text:p>
              </table:table-cell>
              <table:table-cell office:value-type="float" office:value="0.952492">
                <text:p>0.952492</text:p>
              </table:table-cell>
              <table:table-cell office:value-type="float" office:value="0.952696">
                <text:p>0.952696</text:p>
              </table:table-cell>
              <table:table-cell office:value-type="float" office:value="0.951068">
                <text:p>0.951068</text:p>
              </table:table-cell>
              <table:table-cell office:value-type="float" office:value="0.951068">
                <text:p>0.951068</text:p>
              </table:table-cell>
              <table:table-cell office:value-type="float" office:value="0.951577">
                <text:p>0.951577</text:p>
              </table:table-cell>
              <table:table-cell office:value-type="float" office:value="0.949746">
                <text:p>0.9497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3204">
                <text:p>0.953204</text:p>
              </table:table-cell>
              <table:table-cell office:value-type="float" office:value="0.950356">
                <text:p>0.950356</text:p>
              </table:table-cell>
              <table:table-cell office:value-type="float" office:value="0.950356">
                <text:p>0.950356</text:p>
              </table:table-cell>
              <table:table-cell office:value-type="float" office:value="0.951577">
                <text:p>0.951577</text:p>
              </table:table-cell>
              <table:table-cell office:value-type="float" office:value="0.952289">
                <text:p>0.952289</text:p>
              </table:table-cell>
              <table:table-cell office:value-type="float" office:value="0.952492">
                <text:p>0.952492</text:p>
              </table:table-cell>
              <table:table-cell office:value-type="float" office:value="0.951984">
                <text:p>0.951984</text:p>
              </table:table-cell>
              <table:table-cell office:value-type="float" office:value="0.951272">
                <text:p>0.95127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52594">
                <text:p>0.952594</text:p>
              </table:table-cell>
              <table:table-cell office:value-type="float" office:value="0.952696">
                <text:p>0.952696</text:p>
              </table:table-cell>
              <table:table-cell office:value-type="float" office:value="0.952289">
                <text:p>0.952289</text:p>
              </table:table-cell>
              <table:table-cell office:value-type="float" office:value="0.952696">
                <text:p>0.952696</text:p>
              </table:table-cell>
              <table:table-cell office:value-type="float" office:value="0.951272">
                <text:p>0.951272</text:p>
              </table:table-cell>
              <table:table-cell office:value-type="float" office:value="0.951373">
                <text:p>0.951373</text:p>
              </table:table-cell>
              <table:table-cell office:value-type="float" office:value="0.951272">
                <text:p>0.951272</text:p>
              </table:table-cell>
              <table:table-cell office:value-type="float" office:value="0.948525">
                <text:p>0.9485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1679">
                <text:p>0.951679</text:p>
              </table:table-cell>
              <table:table-cell office:value-type="float" office:value="0.951068">
                <text:p>0.951068</text:p>
              </table:table-cell>
              <table:table-cell office:value-type="float" office:value="0.950865">
                <text:p>0.950865</text:p>
              </table:table-cell>
              <table:table-cell office:value-type="float" office:value="0.950356">
                <text:p>0.950356</text:p>
              </table:table-cell>
              <table:table-cell office:value-type="float" office:value="0.952899">
                <text:p>0.952899</text:p>
              </table:table-cell>
              <table:table-cell office:value-type="float" office:value="0.953103">
                <text:p>0.953103</text:p>
              </table:table-cell>
              <table:table-cell office:value-type="float" office:value="0.953103">
                <text:p>0.953103</text:p>
              </table:table-cell>
              <table:table-cell office:value-type="float" office:value="0.951475">
                <text:p>0.9514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5178">
                <text:p>0.95178</text:p>
              </table:table-cell>
              <table:table-cell office:value-type="float" office:value="0.952289">
                <text:p>0.952289</text:p>
              </table:table-cell>
              <table:table-cell office:value-type="float" office:value="0.951577">
                <text:p>0.951577</text:p>
              </table:table-cell>
              <table:table-cell office:value-type="float" office:value="0.951272">
                <text:p>0.951272</text:p>
              </table:table-cell>
              <table:table-cell office:value-type="float" office:value="0.949949">
                <text:p>0.949949</text:p>
              </table:table-cell>
              <table:table-cell office:value-type="float" office:value="0.949542">
                <text:p>0.949542</text:p>
              </table:table-cell>
              <table:table-cell office:value-type="float" office:value="0.950254">
                <text:p>0.950254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52085">
                <text:p>0.952085</text:p>
              </table:table-cell>
              <table:table-cell office:value-type="float" office:value="0.95178">
                <text:p>0.95178</text:p>
              </table:table-cell>
              <table:table-cell office:value-type="float" office:value="0.951475">
                <text:p>0.951475</text:p>
              </table:table-cell>
              <table:table-cell office:value-type="float" office:value="0.951272">
                <text:p>0.951272</text:p>
              </table:table-cell>
              <table:table-cell office:value-type="float" office:value="0.951068">
                <text:p>0.951068</text:p>
              </table:table-cell>
              <table:table-cell office:value-type="float" office:value="0.951068">
                <text:p>0.951068</text:p>
              </table:table-cell>
              <table:table-cell office:value-type="float" office:value="0.950865">
                <text:p>0.950865</text:p>
              </table:table-cell>
              <table:table-cell office:value-type="float" office:value="0.951068">
                <text:p>0.9510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51984">
                <text:p>0.951984</text:p>
              </table:table-cell>
              <table:table-cell office:value-type="float" office:value="0.950763">
                <text:p>0.950763</text:p>
              </table:table-cell>
              <table:table-cell office:value-type="float" office:value="0.951068">
                <text:p>0.951068</text:p>
              </table:table-cell>
              <table:table-cell office:value-type="float" office:value="0.952187">
                <text:p>0.952187</text:p>
              </table:table-cell>
              <table:table-cell office:value-type="float" office:value="0.952289">
                <text:p>0.952289</text:p>
              </table:table-cell>
              <table:table-cell office:value-type="float" office:value="0.952289">
                <text:p>0.952289</text:p>
              </table:table-cell>
              <table:table-cell office:value-type="float" office:value="0.952187">
                <text:p>0.952187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52798">
                <text:p>0.952798</text:p>
              </table:table-cell>
              <table:table-cell office:value-type="float" office:value="0.950254">
                <text:p>0.950254</text:p>
              </table:table-cell>
              <table:table-cell office:value-type="float" office:value="0.949746">
                <text:p>0.949746</text:p>
              </table:table-cell>
              <table:table-cell office:value-type="float" office:value="0.949847">
                <text:p>0.949847</text:p>
              </table:table-cell>
              <table:table-cell office:value-type="float" office:value="0.951679">
                <text:p>0.951679</text:p>
              </table:table-cell>
              <table:table-cell office:value-type="float" office:value="0.951679">
                <text:p>0.951679</text:p>
              </table:table-cell>
              <table:table-cell office:value-type="float" office:value="0.951475">
                <text:p>0.951475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50254">
                <text:p>0.950254</text:p>
              </table:table-cell>
              <table:table-cell office:value-type="float" office:value="0.953001">
                <text:p>0.953001</text:p>
              </table:table-cell>
              <table:table-cell office:value-type="float" office:value="0.953306">
                <text:p>0.953306</text:p>
              </table:table-cell>
              <table:table-cell office:value-type="float" office:value="0.952391">
                <text:p>0.952391</text:p>
              </table:table-cell>
              <table:table-cell office:value-type="float" office:value="0.952391">
                <text:p>0.952391</text:p>
              </table:table-cell>
              <table:table-cell office:value-type="float" office:value="0.952391">
                <text:p>0.952391</text:p>
              </table:table-cell>
              <table:table-cell office:value-type="float" office:value="0.952085">
                <text:p>0.952085</text:p>
              </table:table-cell>
              <table:table-cell office:value-type="float" office:value="0.952798">
                <text:p>0.9527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1373">
                <text:p>0.951373</text:p>
              </table:table-cell>
              <table:table-cell office:value-type="float" office:value="0.952696">
                <text:p>0.952696</text:p>
              </table:table-cell>
              <table:table-cell office:value-type="float" office:value="0.953611">
                <text:p>0.953611</text:p>
              </table:table-cell>
              <table:table-cell office:value-type="float" office:value="0.953815">
                <text:p>0.953815</text:p>
              </table:table-cell>
              <table:table-cell office:value-type="float" office:value="0.952899">
                <text:p>0.952899</text:p>
              </table:table-cell>
              <table:table-cell office:value-type="float" office:value="0.953103">
                <text:p>0.953103</text:p>
              </table:table-cell>
              <table:table-cell office:value-type="float" office:value="0.952696">
                <text:p>0.952696</text:p>
              </table:table-cell>
              <table:table-cell office:value-type="float" office:value="0.953103">
                <text:p>0.9531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3204">
                <text:p>0.953204</text:p>
              </table:table-cell>
              <table:table-cell office:value-type="float" office:value="0.951882">
                <text:p>0.951882</text:p>
              </table:table-cell>
              <table:table-cell office:value-type="float" office:value="0.953306">
                <text:p>0.953306</text:p>
              </table:table-cell>
              <table:table-cell office:value-type="float" office:value="0.953713">
                <text:p>0.953713</text:p>
              </table:table-cell>
              <table:table-cell office:value-type="float" office:value="0.952798">
                <text:p>0.952798</text:p>
              </table:table-cell>
              <table:table-cell office:value-type="float" office:value="0.952696">
                <text:p>0.952696</text:p>
              </table:table-cell>
              <table:table-cell office:value-type="float" office:value="0.952899">
                <text:p>0.952899</text:p>
              </table:table-cell>
              <table:table-cell office:value-type="float" office:value="0.952798">
                <text:p>0.9527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3103">
                <text:p>0.953103</text:p>
              </table:table-cell>
              <table:table-cell office:value-type="float" office:value="0.949847">
                <text:p>0.949847</text:p>
              </table:table-cell>
              <table:table-cell office:value-type="float" office:value="0.950051">
                <text:p>0.950051</text:p>
              </table:table-cell>
              <table:table-cell office:value-type="float" office:value="0.950356">
                <text:p>0.950356</text:p>
              </table:table-cell>
              <table:table-cell office:value-type="float" office:value="0.951984">
                <text:p>0.951984</text:p>
              </table:table-cell>
              <table:table-cell office:value-type="float" office:value="0.952085">
                <text:p>0.952085</text:p>
              </table:table-cell>
              <table:table-cell office:value-type="float" office:value="0.952085">
                <text:p>0.952085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3001">
                <text:p>0.953001</text:p>
              </table:table-cell>
              <table:table-cell office:value-type="float" office:value="0.949237">
                <text:p>0.949237</text:p>
              </table:table-cell>
              <table:table-cell office:value-type="float" office:value="0.949034">
                <text:p>0.949034</text:p>
              </table:table-cell>
              <table:table-cell office:value-type="float" office:value="0.949542">
                <text:p>0.949542</text:p>
              </table:table-cell>
              <table:table-cell office:value-type="float" office:value="0.952492">
                <text:p>0.952492</text:p>
              </table:table-cell>
              <table:table-cell office:value-type="float" office:value="0.952391">
                <text:p>0.952391</text:p>
              </table:table-cell>
              <table:table-cell office:value-type="float" office:value="0.952391">
                <text:p>0.952391</text:p>
              </table:table-cell>
              <table:table-cell office:value-type="float" office:value="0.952391">
                <text:p>0.95239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52696">
                <text:p>0.952696</text:p>
              </table:table-cell>
              <table:table-cell office:value-type="float" office:value="0.952492">
                <text:p>0.952492</text:p>
              </table:table-cell>
              <table:table-cell office:value-type="float" office:value="0.953204">
                <text:p>0.953204</text:p>
              </table:table-cell>
              <table:table-cell office:value-type="float" office:value="0.953103">
                <text:p>0.953103</text:p>
              </table:table-cell>
              <table:table-cell office:value-type="float" office:value="0.953001">
                <text:p>0.953001</text:p>
              </table:table-cell>
              <table:table-cell office:value-type="float" office:value="0.953001">
                <text:p>0.953001</text:p>
              </table:table-cell>
              <table:table-cell office:value-type="float" office:value="0.953306">
                <text:p>0.953306</text:p>
              </table:table-cell>
              <table:table-cell office:value-type="float" office:value="0.951577">
                <text:p>0.95157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9237">
                <text:p>0.949237</text:p>
              </table:table-cell>
              <table:table-cell office:value-type="float" office:value="0.952696">
                <text:p>0.952696</text:p>
              </table:table-cell>
              <table:table-cell office:value-type="float" office:value="0.952289">
                <text:p>0.952289</text:p>
              </table:table-cell>
              <table:table-cell office:value-type="float" office:value="0.952899">
                <text:p>0.952899</text:p>
              </table:table-cell>
              <table:table-cell office:value-type="float" office:value="0.950559">
                <text:p>0.950559</text:p>
              </table:table-cell>
              <table:table-cell office:value-type="float" office:value="0.950458">
                <text:p>0.950458</text:p>
              </table:table-cell>
              <table:table-cell office:value-type="float" office:value="0.950356">
                <text:p>0.950356</text:p>
              </table:table-cell>
              <table:table-cell office:value-type="float" office:value="0.951679">
                <text:p>0.9516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351">
                <text:p>0.95351</text:p>
              </table:table-cell>
              <table:table-cell office:value-type="float" office:value="0.952696">
                <text:p>0.952696</text:p>
              </table:table-cell>
              <table:table-cell office:value-type="float" office:value="0.952594">
                <text:p>0.952594</text:p>
              </table:table-cell>
              <table:table-cell office:value-type="float" office:value="0.952492">
                <text:p>0.952492</text:p>
              </table:table-cell>
              <table:table-cell office:value-type="float" office:value="0.952492">
                <text:p>0.952492</text:p>
              </table:table-cell>
              <table:table-cell office:value-type="float" office:value="0.952391">
                <text:p>0.952391</text:p>
              </table:table-cell>
              <table:table-cell office:value-type="float" office:value="0.952289">
                <text:p>0.952289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3001">
                <text:p>0.953001</text:p>
              </table:table-cell>
              <table:table-cell office:value-type="float" office:value="0.953103">
                <text:p>0.953103</text:p>
              </table:table-cell>
              <table:table-cell office:value-type="float" office:value="0.953103">
                <text:p>0.953103</text:p>
              </table:table-cell>
              <table:table-cell office:value-type="float" office:value="0.953306">
                <text:p>0.953306</text:p>
              </table:table-cell>
              <table:table-cell office:value-type="float" office:value="0.952696">
                <text:p>0.952696</text:p>
              </table:table-cell>
              <table:table-cell office:value-type="float" office:value="0.952899">
                <text:p>0.952899</text:p>
              </table:table-cell>
              <table:table-cell office:value-type="float" office:value="0.952289">
                <text:p>0.952289</text:p>
              </table:table-cell>
              <table:table-cell office:value-type="float" office:value="0.949034">
                <text:p>0.94903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3204">
                <text:p>0.953204</text:p>
              </table:table-cell>
              <table:table-cell office:value-type="float" office:value="0.952899">
                <text:p>0.952899</text:p>
              </table:table-cell>
              <table:table-cell office:value-type="float" office:value="0.953103">
                <text:p>0.953103</text:p>
              </table:table-cell>
              <table:table-cell office:value-type="float" office:value="0.952696">
                <text:p>0.952696</text:p>
              </table:table-cell>
              <table:table-cell office:value-type="float" office:value="0.952696">
                <text:p>0.952696</text:p>
              </table:table-cell>
              <table:table-cell office:value-type="float" office:value="0.952899">
                <text:p>0.952899</text:p>
              </table:table-cell>
              <table:table-cell office:value-type="float" office:value="0.952798">
                <text:p>0.952798</text:p>
              </table:table-cell>
              <table:table-cell office:value-type="float" office:value="0.952696">
                <text:p>0.95269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2594">
                <text:p>0.952594</text:p>
              </table:table-cell>
              <table:table-cell office:value-type="float" office:value="0.952187">
                <text:p>0.952187</text:p>
              </table:table-cell>
              <table:table-cell office:value-type="float" office:value="0.951882">
                <text:p>0.951882</text:p>
              </table:table-cell>
              <table:table-cell office:value-type="float" office:value="0.952289">
                <text:p>0.952289</text:p>
              </table:table-cell>
              <table:table-cell office:value-type="float" office:value="0.953815">
                <text:p>0.953815</text:p>
              </table:table-cell>
              <table:table-cell office:value-type="float" office:value="0.953815">
                <text:p>0.953815</text:p>
              </table:table-cell>
              <table:table-cell office:value-type="float" office:value="0.954018">
                <text:p>0.954018</text:p>
              </table:table-cell>
              <table:table-cell office:value-type="float" office:value="0.952492">
                <text:p>0.95249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117">
                <text:p>0.95117</text:p>
              </table:table-cell>
              <table:table-cell office:value-type="float" office:value="0.952492">
                <text:p>0.952492</text:p>
              </table:table-cell>
              <table:table-cell office:value-type="float" office:value="0.953306">
                <text:p>0.953306</text:p>
              </table:table-cell>
              <table:table-cell office:value-type="float" office:value="0.953306">
                <text:p>0.953306</text:p>
              </table:table-cell>
              <table:table-cell office:value-type="float" office:value="0.953611">
                <text:p>0.953611</text:p>
              </table:table-cell>
              <table:table-cell office:value-type="float" office:value="0.953713">
                <text:p>0.953713</text:p>
              </table:table-cell>
              <table:table-cell office:value-type="float" office:value="0.953408">
                <text:p>0.953408</text:p>
              </table:table-cell>
              <table:table-cell office:value-type="float" office:value="0.951577">
                <text:p>0.9515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3408">
                <text:p>0.953408</text:p>
              </table:table-cell>
              <table:table-cell office:value-type="float" office:value="0.953306">
                <text:p>0.953306</text:p>
              </table:table-cell>
              <table:table-cell office:value-type="float" office:value="0.953408">
                <text:p>0.953408</text:p>
              </table:table-cell>
              <table:table-cell office:value-type="float" office:value="0.953306">
                <text:p>0.953306</text:p>
              </table:table-cell>
              <table:table-cell office:value-type="float" office:value="0.953204">
                <text:p>0.953204</text:p>
              </table:table-cell>
              <table:table-cell office:value-type="float" office:value="0.953204">
                <text:p>0.953204</text:p>
              </table:table-cell>
              <table:table-cell office:value-type="float" office:value="0.953408">
                <text:p>0.953408</text:p>
              </table:table-cell>
              <table:table-cell office:value-type="float" office:value="0.953306">
                <text:p>0.9533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1068">
                <text:p>0.951068</text:p>
              </table:table-cell>
              <table:table-cell office:value-type="float" office:value="0.951475">
                <text:p>0.951475</text:p>
              </table:table-cell>
              <table:table-cell office:value-type="float" office:value="0.951272">
                <text:p>0.951272</text:p>
              </table:table-cell>
              <table:table-cell office:value-type="float" office:value="0.951373">
                <text:p>0.951373</text:p>
              </table:table-cell>
              <table:table-cell office:value-type="float" office:value="0.950153">
                <text:p>0.950153</text:p>
              </table:table-cell>
              <table:table-cell office:value-type="float" office:value="0.949949">
                <text:p>0.949949</text:p>
              </table:table-cell>
              <table:table-cell office:value-type="float" office:value="0.950458">
                <text:p>0.950458</text:p>
              </table:table-cell>
              <table:table-cell office:value-type="float" office:value="0.953204">
                <text:p>0.9532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